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--target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-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formula="of:=RAND()" office:value-type="float" office:value="0.739547041740053" calcext:value-type="float">
            <text:p>0.739547041740053</text:p>
          </table:table-cell>
          <table:table-cell table:formula="of:=RAND()" office:value-type="float" office:value="0.312496254976371" calcext:value-type="float">
            <text:p>0.312496254976371</text:p>
          </table:table-cell>
          <table:table-cell table:formula="of:=[.A5]+[.B5]+RAND()/2" office:value-type="float" office:value="1.12994172215702" calcext:value-type="float">
            <text:p>1.12994172215702</text:p>
          </table:table-cell>
          <table:table-cell table:formula="of:=RANDBETWEEN(0; 1)" office:value-type="float" office:value="0" calcext:value-type="float">
            <text:p>0</text:p>
          </table:table-cell>
        </table:table-row>
        <table:table-row table:style-name="ro1">
          <table:table-cell table:formula="of:=RAND()" office:value-type="float" office:value="0.0944212786495044" calcext:value-type="float">
            <text:p>0.0944212786495044</text:p>
          </table:table-cell>
          <table:table-cell table:formula="of:=RAND()" office:value-type="float" office:value="0.817089936489298" calcext:value-type="float">
            <text:p>0.817089936489298</text:p>
          </table:table-cell>
          <table:table-cell table:formula="of:=[.A6]+[.B6]+RAND()/2" office:value-type="float" office:value="1.24646946365929" calcext:value-type="float">
            <text:p>1.24646946365929</text:p>
          </table:table-cell>
          <table:table-cell table:formula="of:=RANDBETWEEN(0; 1)" office:value-type="float" office:value="1" calcext:value-type="float">
            <text:p>1</text:p>
          </table:table-cell>
        </table:table-row>
        <table:table-row table:style-name="ro1">
          <table:table-cell table:formula="of:=RAND()" office:value-type="float" office:value="0.323189318693224" calcext:value-type="float">
            <text:p>0.323189318693224</text:p>
          </table:table-cell>
          <table:table-cell table:formula="of:=RAND()" office:value-type="float" office:value="0.00806880856795284" calcext:value-type="float">
            <text:p>0.00806880856795284</text:p>
          </table:table-cell>
          <table:table-cell table:formula="of:=[.A7]+[.B7]+RAND()/2" office:value-type="float" office:value="0.472934559871207" calcext:value-type="float">
            <text:p>0.472934559871207</text:p>
          </table:table-cell>
          <table:table-cell table:formula="of:=RANDBETWEEN(0; 1)" office:value-type="float" office:value="0" calcext:value-type="float">
            <text:p>0</text:p>
          </table:table-cell>
        </table:table-row>
        <table:table-row table:style-name="ro1">
          <table:table-cell table:formula="of:=RAND()" office:value-type="float" office:value="0.570184677633011" calcext:value-type="float">
            <text:p>0.570184677633011</text:p>
          </table:table-cell>
          <table:table-cell table:formula="of:=RAND()" office:value-type="float" office:value="0.289003189610348" calcext:value-type="float">
            <text:p>0.289003189610348</text:p>
          </table:table-cell>
          <table:table-cell table:formula="of:=[.A8]+[.B8]+RAND()/2" office:value-type="float" office:value="1.17633857406493" calcext:value-type="float">
            <text:p>1.17633857406493</text:p>
          </table:table-cell>
          <table:table-cell table:formula="of:=RANDBETWEEN(0; 1)" office:value-type="float" office:value="1" calcext:value-type="float">
            <text:p>1</text:p>
          </table:table-cell>
        </table:table-row>
        <table:table-row table:style-name="ro1">
          <table:table-cell table:formula="of:=RAND()" office:value-type="float" office:value="0.23191176382444" calcext:value-type="float">
            <text:p>0.23191176382444</text:p>
          </table:table-cell>
          <table:table-cell table:formula="of:=RAND()" office:value-type="float" office:value="0.302487364640067" calcext:value-type="float">
            <text:p>0.302487364640067</text:p>
          </table:table-cell>
          <table:table-cell table:formula="of:=[.A9]+[.B9]+RAND()/2" office:value-type="float" office:value="0.566360102348472" calcext:value-type="float">
            <text:p>0.566360102348472</text:p>
          </table:table-cell>
          <table:table-cell table:formula="of:=RANDBETWEEN(0; 1)" office:value-type="float" office:value="0" calcext:value-type="float">
            <text:p>0</text:p>
          </table:table-cell>
        </table:table-row>
        <table:table-row table:style-name="ro1">
          <table:table-cell table:formula="of:=RAND()" office:value-type="float" office:value="0.322887927287088" calcext:value-type="float">
            <text:p>0.322887927287088</text:p>
          </table:table-cell>
          <table:table-cell table:formula="of:=RAND()" office:value-type="float" office:value="0.779361340159164" calcext:value-type="float">
            <text:p>0.779361340159164</text:p>
          </table:table-cell>
          <table:table-cell table:formula="of:=[.A10]+[.B10]+RAND()/2" office:value-type="float" office:value="1.47221241791349" calcext:value-type="float">
            <text:p>1.47221241791349</text:p>
          </table:table-cell>
          <table:table-cell table:formula="of:=RANDBETWEEN(0; 1)" office:value-type="float" office:value="0" calcext:value-type="float">
            <text:p>0</text:p>
          </table:table-cell>
        </table:table-row>
        <table:table-row table:style-name="ro1">
          <table:table-cell table:formula="of:=RAND()" office:value-type="float" office:value="0.727525845294246" calcext:value-type="float">
            <text:p>0.727525845294246</text:p>
          </table:table-cell>
          <table:table-cell table:formula="of:=RAND()" office:value-type="float" office:value="0.192039554656087" calcext:value-type="float">
            <text:p>0.192039554656087</text:p>
          </table:table-cell>
          <table:table-cell table:formula="of:=[.A11]+[.B11]+RAND()/2" office:value-type="float" office:value="1.14428832051127" calcext:value-type="float">
            <text:p>1.14428832051127</text:p>
          </table:table-cell>
          <table:table-cell table:formula="of:=RANDBETWEEN(0; 1)" office:value-type="float" office:value="0" calcext:value-type="float">
            <text:p>0</text:p>
          </table:table-cell>
        </table:table-row>
        <table:table-row table:style-name="ro1">
          <table:table-cell table:formula="of:=RAND()" office:value-type="float" office:value="0.818283185276427" calcext:value-type="float">
            <text:p>0.818283185276427</text:p>
          </table:table-cell>
          <table:table-cell table:formula="of:=RAND()" office:value-type="float" office:value="0.192256954864944" calcext:value-type="float">
            <text:p>0.192256954864944</text:p>
          </table:table-cell>
          <table:table-cell table:formula="of:=[.A12]+[.B12]+RAND()/2" office:value-type="float" office:value="1.11904036281138" calcext:value-type="float">
            <text:p>1.11904036281138</text:p>
          </table:table-cell>
          <table:table-cell table:formula="of:=RANDBETWEEN(0; 1)" office:value-type="float" office:value="1" calcext:value-type="float">
            <text:p>1</text:p>
          </table:table-cell>
        </table:table-row>
        <table:table-row table:style-name="ro1">
          <table:table-cell table:formula="of:=RAND()" office:value-type="float" office:value="0.593092595951242" calcext:value-type="float">
            <text:p>0.593092595951242</text:p>
          </table:table-cell>
          <table:table-cell table:formula="of:=RAND()" office:value-type="float" office:value="0.346389119605608" calcext:value-type="float">
            <text:p>0.346389119605608</text:p>
          </table:table-cell>
          <table:table-cell table:formula="of:=[.A13]+[.B13]+RAND()/2" office:value-type="float" office:value="1.25963101869574" calcext:value-type="float">
            <text:p>1.25963101869574</text:p>
          </table:table-cell>
          <table:table-cell table:formula="of:=RANDBETWEEN(0; 1)" office:value-type="float" office:value="0" calcext:value-type="float">
            <text:p>0</text:p>
          </table:table-cell>
        </table:table-row>
        <table:table-row table:style-name="ro1">
          <table:table-cell table:formula="of:=RAND()" office:value-type="float" office:value="0.566949618275216" calcext:value-type="float">
            <text:p>0.566949618275216</text:p>
          </table:table-cell>
          <table:table-cell table:formula="of:=RAND()" office:value-type="float" office:value="0.318774537567321" calcext:value-type="float">
            <text:p>0.318774537567321</text:p>
          </table:table-cell>
          <table:table-cell table:formula="of:=[.A14]+[.B14]+RAND()/2" office:value-type="float" office:value="1.01584493306924" calcext:value-type="float">
            <text:p>1.01584493306924</text:p>
          </table:table-cell>
          <table:table-cell table:formula="of:=RANDBETWEEN(0; 1)" office:value-type="float" office:value="1" calcext:value-type="float">
            <text:p>1</text:p>
          </table:table-cell>
        </table:table-row>
        <table:table-row table:style-name="ro1">
          <table:table-cell table:formula="of:=RAND()" office:value-type="float" office:value="0.304549401402478" calcext:value-type="float">
            <text:p>0.304549401402478</text:p>
          </table:table-cell>
          <table:table-cell table:formula="of:=RAND()" office:value-type="float" office:value="0.283085635794939" calcext:value-type="float">
            <text:p>0.283085635794939</text:p>
          </table:table-cell>
          <table:table-cell table:formula="of:=[.A15]+[.B15]+RAND()/2" office:value-type="float" office:value="0.659265579190544" calcext:value-type="float">
            <text:p>0.659265579190544</text:p>
          </table:table-cell>
          <table:table-cell table:formula="of:=RANDBETWEEN(0; 1)" office:value-type="float" office:value="1" calcext:value-type="float">
            <text:p>1</text:p>
          </table:table-cell>
        </table:table-row>
        <table:table-row table:style-name="ro1">
          <table:table-cell table:formula="of:=RAND()" office:value-type="float" office:value="0.201710307558984" calcext:value-type="float">
            <text:p>0.201710307558984</text:p>
          </table:table-cell>
          <table:table-cell table:formula="of:=RAND()" office:value-type="float" office:value="0.701241712792692" calcext:value-type="float">
            <text:p>0.701241712792692</text:p>
          </table:table-cell>
          <table:table-cell table:formula="of:=[.A16]+[.B16]+RAND()/2" office:value-type="float" office:value="1.05049806810279" calcext:value-type="float">
            <text:p>1.05049806810279</text:p>
          </table:table-cell>
          <table:table-cell table:formula="of:=RANDBETWEEN(0; 1)" office:value-type="float" office:value="1" calcext:value-type="float">
            <text:p>1</text:p>
          </table:table-cell>
        </table:table-row>
        <table:table-row table:style-name="ro1">
          <table:table-cell table:formula="of:=RAND()" office:value-type="float" office:value="0.168593523468517" calcext:value-type="float">
            <text:p>0.168593523468517</text:p>
          </table:table-cell>
          <table:table-cell table:formula="of:=RAND()" office:value-type="float" office:value="0.912673516200692" calcext:value-type="float">
            <text:p>0.912673516200692</text:p>
          </table:table-cell>
          <table:table-cell table:formula="of:=[.A17]+[.B17]+RAND()/2" office:value-type="float" office:value="1.40432097099186" calcext:value-type="float">
            <text:p>1.40432097099186</text:p>
          </table:table-cell>
          <table:table-cell table:formula="of:=RANDBETWEEN(0; 1)" office:value-type="float" office:value="0" calcext:value-type="float">
            <text:p>0</text:p>
          </table:table-cell>
        </table:table-row>
        <table:table-row table:style-name="ro1">
          <table:table-cell table:formula="of:=RAND()" office:value-type="float" office:value="0.416136481980417" calcext:value-type="float">
            <text:p>0.416136481980417</text:p>
          </table:table-cell>
          <table:table-cell table:formula="of:=RAND()" office:value-type="float" office:value="0.544574893156897" calcext:value-type="float">
            <text:p>0.544574893156897</text:p>
          </table:table-cell>
          <table:table-cell table:formula="of:=[.A18]+[.B18]+RAND()/2" office:value-type="float" office:value="1.31697780846482" calcext:value-type="float">
            <text:p>1.31697780846482</text:p>
          </table:table-cell>
          <table:table-cell table:formula="of:=RANDBETWEEN(0; 1)" office:value-type="float" office:value="1" calcext:value-type="float">
            <text:p>1</text:p>
          </table:table-cell>
        </table:table-row>
        <table:table-row table:style-name="ro1">
          <table:table-cell table:formula="of:=RAND()" office:value-type="float" office:value="0.347625466176804" calcext:value-type="float">
            <text:p>0.347625466176804</text:p>
          </table:table-cell>
          <table:table-cell table:formula="of:=RAND()" office:value-type="float" office:value="0.0575137713769514" calcext:value-type="float">
            <text:p>0.0575137713769514</text:p>
          </table:table-cell>
          <table:table-cell table:formula="of:=[.A19]+[.B19]+RAND()/2" office:value-type="float" office:value="0.568848362218322" calcext:value-type="float">
            <text:p>0.568848362218322</text:p>
          </table:table-cell>
          <table:table-cell table:formula="of:=RANDBETWEEN(0; 1)" office:value-type="float" office:value="1" calcext:value-type="float">
            <text:p>1</text:p>
          </table:table-cell>
        </table:table-row>
        <table:table-row table:style-name="ro1">
          <table:table-cell table:formula="of:=RAND()" office:value-type="float" office:value="0.5100914648877" calcext:value-type="float">
            <text:p>0.5100914648877</text:p>
          </table:table-cell>
          <table:table-cell table:formula="of:=RAND()" office:value-type="float" office:value="0.569588889554338" calcext:value-type="float">
            <text:p>0.569588889554338</text:p>
          </table:table-cell>
          <table:table-cell table:formula="of:=[.A20]+[.B20]+RAND()/2" office:value-type="float" office:value="1.46734303488331" calcext:value-type="float">
            <text:p>1.46734303488331</text:p>
          </table:table-cell>
          <table:table-cell table:formula="of:=RANDBETWEEN(0; 1)" office:value-type="float" office:value="0" calcext:value-type="float">
            <text:p>0</text:p>
          </table:table-cell>
        </table:table-row>
        <table:table-row table:style-name="ro1">
          <table:table-cell table:formula="of:=RAND()" office:value-type="float" office:value="0.262535335044374" calcext:value-type="float">
            <text:p>0.262535335044374</text:p>
          </table:table-cell>
          <table:table-cell table:formula="of:=RAND()" office:value-type="float" office:value="0.043213590046777" calcext:value-type="float">
            <text:p>0.043213590046777</text:p>
          </table:table-cell>
          <table:table-cell table:formula="of:=[.A21]+[.B21]+RAND()/2" office:value-type="float" office:value="0.756808296830686" calcext:value-type="float">
            <text:p>0.756808296830686</text:p>
          </table:table-cell>
          <table:table-cell table:formula="of:=RANDBETWEEN(0; 1)" office:value-type="float" office:value="0" calcext:value-type="float">
            <text:p>0</text:p>
          </table:table-cell>
        </table:table-row>
        <table:table-row table:style-name="ro1">
          <table:table-cell table:formula="of:=RAND()" office:value-type="float" office:value="0.67328904682302" calcext:value-type="float">
            <text:p>0.67328904682302</text:p>
          </table:table-cell>
          <table:table-cell table:formula="of:=RAND()" office:value-type="float" office:value="0.210974792681319" calcext:value-type="float">
            <text:p>0.210974792681319</text:p>
          </table:table-cell>
          <table:table-cell table:formula="of:=[.A22]+[.B22]+RAND()/2" office:value-type="float" office:value="1.073720137587" calcext:value-type="float">
            <text:p>1.073720137587</text:p>
          </table:table-cell>
          <table:table-cell table:formula="of:=RANDBETWEEN(0; 1)" office:value-type="float" office:value="0" calcext:value-type="float">
            <text:p>0</text:p>
          </table:table-cell>
        </table:table-row>
        <table:table-row table:style-name="ro1">
          <table:table-cell table:formula="of:=RAND()" office:value-type="float" office:value="0.785999094522334" calcext:value-type="float">
            <text:p>0.785999094522334</text:p>
          </table:table-cell>
          <table:table-cell table:formula="of:=RAND()" office:value-type="float" office:value="0.292755419300716" calcext:value-type="float">
            <text:p>0.292755419300716</text:p>
          </table:table-cell>
          <table:table-cell table:formula="of:=[.A23]+[.B23]+RAND()/2" office:value-type="float" office:value="1.5200618597957" calcext:value-type="float">
            <text:p>1.5200618597957</text:p>
          </table:table-cell>
          <table:table-cell table:formula="of:=RANDBETWEEN(0; 1)" office:value-type="float" office:value="0" calcext:value-type="float">
            <text:p>0</text:p>
          </table:table-cell>
        </table:table-row>
        <table:table-row table:style-name="ro1">
          <table:table-cell table:formula="of:=RAND()" office:value-type="float" office:value="0.12828164170067" calcext:value-type="float">
            <text:p>0.12828164170067</text:p>
          </table:table-cell>
          <table:table-cell table:formula="of:=RAND()" office:value-type="float" office:value="0.907132476659708" calcext:value-type="float">
            <text:p>0.907132476659708</text:p>
          </table:table-cell>
          <table:table-cell table:formula="of:=[.A24]+[.B24]+RAND()/2" office:value-type="float" office:value="1.0767921123028" calcext:value-type="float">
            <text:p>1.0767921123028</text:p>
          </table:table-cell>
          <table:table-cell table:formula="of:=RANDBETWEEN(0; 1)" office:value-type="float" office:value="1" calcext:value-type="float">
            <text:p>1</text:p>
          </table:table-cell>
        </table:table-row>
        <table:table-row table:style-name="ro1">
          <table:table-cell table:formula="of:=RAND()" office:value-type="float" office:value="0.104783455426062" calcext:value-type="float">
            <text:p>0.104783455426062</text:p>
          </table:table-cell>
          <table:table-cell table:formula="of:=RAND()" office:value-type="float" office:value="0.796955427843809" calcext:value-type="float">
            <text:p>0.796955427843809</text:p>
          </table:table-cell>
          <table:table-cell table:formula="of:=[.A25]+[.B25]+RAND()/2" office:value-type="float" office:value="1.3775005431216" calcext:value-type="float">
            <text:p>1.3775005431216</text:p>
          </table:table-cell>
          <table:table-cell table:formula="of:=RANDBETWEEN(0; 1)" office:value-type="float" office:value="1" calcext:value-type="float">
            <text:p>1</text:p>
          </table:table-cell>
        </table:table-row>
        <table:table-row table:style-name="ro1">
          <table:table-cell table:formula="of:=RAND()" office:value-type="float" office:value="0.176568610478558" calcext:value-type="float">
            <text:p>0.176568610478558</text:p>
          </table:table-cell>
          <table:table-cell table:formula="of:=RAND()" office:value-type="float" office:value="0.91757344224102" calcext:value-type="float">
            <text:p>0.91757344224102</text:p>
          </table:table-cell>
          <table:table-cell table:formula="of:=[.A26]+[.B26]+RAND()/2" office:value-type="float" office:value="1.40008809913213" calcext:value-type="float">
            <text:p>1.40008809913213</text:p>
          </table:table-cell>
          <table:table-cell table:formula="of:=RANDBETWEEN(0; 1)" office:value-type="float" office:value="0" calcext:value-type="float">
            <text:p>0</text:p>
          </table:table-cell>
        </table:table-row>
        <table:table-row table:style-name="ro1">
          <table:table-cell table:formula="of:=RAND()" office:value-type="float" office:value="0.478449662600755" calcext:value-type="float">
            <text:p>0.478449662600755</text:p>
          </table:table-cell>
          <table:table-cell table:formula="of:=RAND()" office:value-type="float" office:value="0.652288116625849" calcext:value-type="float">
            <text:p>0.652288116625849</text:p>
          </table:table-cell>
          <table:table-cell table:formula="of:=[.A27]+[.B27]+RAND()/2" office:value-type="float" office:value="1.3187619521864" calcext:value-type="float">
            <text:p>1.3187619521864</text:p>
          </table:table-cell>
          <table:table-cell table:formula="of:=RANDBETWEEN(0; 1)" office:value-type="float" office:value="0" calcext:value-type="float">
            <text:p>0</text:p>
          </table:table-cell>
        </table:table-row>
        <table:table-row table:style-name="ro1">
          <table:table-cell table:formula="of:=RAND()" office:value-type="float" office:value="0.0536331871129506" calcext:value-type="float">
            <text:p>0.0536331871129506</text:p>
          </table:table-cell>
          <table:table-cell table:formula="of:=RAND()" office:value-type="float" office:value="0.602430255815496" calcext:value-type="float">
            <text:p>0.602430255815496</text:p>
          </table:table-cell>
          <table:table-cell table:formula="of:=[.A28]+[.B28]+RAND()/2" office:value-type="float" office:value="1.11220769888746" calcext:value-type="float">
            <text:p>1.11220769888746</text:p>
          </table:table-cell>
          <table:table-cell table:formula="of:=RANDBETWEEN(0; 1)" office:value-type="float" office:value="1" calcext:value-type="float">
            <text:p>1</text:p>
          </table:table-cell>
        </table:table-row>
        <table:table-row table:style-name="ro1">
          <table:table-cell table:formula="of:=RAND()" office:value-type="float" office:value="0.870517379353654" calcext:value-type="float">
            <text:p>0.870517379353654</text:p>
          </table:table-cell>
          <table:table-cell table:formula="of:=RAND()" office:value-type="float" office:value="0.532541800029313" calcext:value-type="float">
            <text:p>0.532541800029313</text:p>
          </table:table-cell>
          <table:table-cell table:formula="of:=[.A29]+[.B29]+RAND()/2" office:value-type="float" office:value="1.75571192377637" calcext:value-type="float">
            <text:p>1.75571192377637</text:p>
          </table:table-cell>
          <table:table-cell table:formula="of:=RANDBETWEEN(0; 1)" office:value-type="float" office:value="0" calcext:value-type="float">
            <text:p>0</text:p>
          </table:table-cell>
        </table:table-row>
        <table:table-row table:style-name="ro1">
          <table:table-cell table:formula="of:=RAND()" office:value-type="float" office:value="0.419915728897058" calcext:value-type="float">
            <text:p>0.419915728897058</text:p>
          </table:table-cell>
          <table:table-cell table:formula="of:=RAND()" office:value-type="float" office:value="0.799793543398751" calcext:value-type="float">
            <text:p>0.799793543398751</text:p>
          </table:table-cell>
          <table:table-cell table:formula="of:=[.A30]+[.B30]+RAND()/2" office:value-type="float" office:value="1.52781305732942" calcext:value-type="float">
            <text:p>1.52781305732942</text:p>
          </table:table-cell>
          <table:table-cell table:formula="of:=RANDBETWEEN(0; 1)" office:value-type="float" office:value="1" calcext:value-type="float">
            <text:p>1</text:p>
          </table:table-cell>
        </table:table-row>
        <table:table-row table:style-name="ro1">
          <table:table-cell table:formula="of:=RAND()" office:value-type="float" office:value="0.154645561141457" calcext:value-type="float">
            <text:p>0.154645561141457</text:p>
          </table:table-cell>
          <table:table-cell table:formula="of:=RAND()" office:value-type="float" office:value="0.768674515697632" calcext:value-type="float">
            <text:p>0.768674515697632</text:p>
          </table:table-cell>
          <table:table-cell table:formula="of:=[.A31]+[.B31]+RAND()/2" office:value-type="float" office:value="1.2407194666977" calcext:value-type="float">
            <text:p>1.2407194666977</text:p>
          </table:table-cell>
          <table:table-cell table:formula="of:=RANDBETWEEN(0; 1)" office:value-type="float" office:value="1" calcext:value-type="float">
            <text:p>1</text:p>
          </table:table-cell>
        </table:table-row>
        <table:table-row table:style-name="ro1">
          <table:table-cell table:formula="of:=RAND()" office:value-type="float" office:value="0.959257665452968" calcext:value-type="float">
            <text:p>0.959257665452968</text:p>
          </table:table-cell>
          <table:table-cell table:formula="of:=RAND()" office:value-type="float" office:value="0.574953977810052" calcext:value-type="float">
            <text:p>0.574953977810052</text:p>
          </table:table-cell>
          <table:table-cell table:formula="of:=[.A32]+[.B32]+RAND()/2" office:value-type="float" office:value="1.99146737791374" calcext:value-type="float">
            <text:p>1.99146737791374</text:p>
          </table:table-cell>
          <table:table-cell table:formula="of:=RANDBETWEEN(0; 1)" office:value-type="float" office:value="1" calcext:value-type="float">
            <text:p>1</text:p>
          </table:table-cell>
        </table:table-row>
        <table:table-row table:style-name="ro1">
          <table:table-cell table:formula="of:=RAND()" office:value-type="float" office:value="0.159134965837831" calcext:value-type="float">
            <text:p>0.159134965837831</text:p>
          </table:table-cell>
          <table:table-cell table:formula="of:=RAND()" office:value-type="float" office:value="0.728941998697333" calcext:value-type="float">
            <text:p>0.728941998697333</text:p>
          </table:table-cell>
          <table:table-cell table:formula="of:=[.A33]+[.B33]+RAND()/2" office:value-type="float" office:value="1.33052281366321" calcext:value-type="float">
            <text:p>1.33052281366321</text:p>
          </table:table-cell>
          <table:table-cell table:formula="of:=RANDBETWEEN(0; 1)" office:value-type="float" office:value="0" calcext:value-type="float">
            <text:p>0</text:p>
          </table:table-cell>
        </table:table-row>
        <table:table-row table:style-name="ro1">
          <table:table-cell table:formula="of:=RAND()" office:value-type="float" office:value="0.352787366801749" calcext:value-type="float">
            <text:p>0.352787366801749</text:p>
          </table:table-cell>
          <table:table-cell table:formula="of:=RAND()" office:value-type="float" office:value="0.125763253558319" calcext:value-type="float">
            <text:p>0.125763253558319</text:p>
          </table:table-cell>
          <table:table-cell table:formula="of:=[.A34]+[.B34]+RAND()/2" office:value-type="float" office:value="0.483086792464356" calcext:value-type="float">
            <text:p>0.483086792464356</text:p>
          </table:table-cell>
          <table:table-cell table:formula="of:=RANDBETWEEN(0; 1)" office:value-type="float" office:value="1" calcext:value-type="float">
            <text:p>1</text:p>
          </table:table-cell>
        </table:table-row>
        <table:table-row table:style-name="ro1">
          <table:table-cell table:formula="of:=RAND()" office:value-type="float" office:value="0.334008983657038" calcext:value-type="float">
            <text:p>0.334008983657038</text:p>
          </table:table-cell>
          <table:table-cell table:formula="of:=RAND()" office:value-type="float" office:value="0.144726462887279" calcext:value-type="float">
            <text:p>0.144726462887279</text:p>
          </table:table-cell>
          <table:table-cell table:formula="of:=[.A35]+[.B35]+RAND()/2" office:value-type="float" office:value="0.80653348643863" calcext:value-type="float">
            <text:p>0.80653348643863</text:p>
          </table:table-cell>
          <table:table-cell table:formula="of:=RANDBETWEEN(0; 1)" office:value-type="float" office:value="0" calcext:value-type="float">
            <text:p>0</text:p>
          </table:table-cell>
        </table:table-row>
        <table:table-row table:style-name="ro1">
          <table:table-cell table:formula="of:=RAND()" office:value-type="float" office:value="0.620452746103602" calcext:value-type="float">
            <text:p>0.620452746103602</text:p>
          </table:table-cell>
          <table:table-cell table:formula="of:=RAND()" office:value-type="float" office:value="0.75241397552048" calcext:value-type="float">
            <text:p>0.75241397552048</text:p>
          </table:table-cell>
          <table:table-cell table:formula="of:=[.A36]+[.B36]+RAND()/2" office:value-type="float" office:value="1.76637831886087" calcext:value-type="float">
            <text:p>1.76637831886087</text:p>
          </table:table-cell>
          <table:table-cell table:formula="of:=RANDBETWEEN(0; 1)" office:value-type="float" office:value="1" calcext:value-type="float">
            <text:p>1</text:p>
          </table:table-cell>
        </table:table-row>
        <table:table-row table:style-name="ro1">
          <table:table-cell table:formula="of:=RAND()" office:value-type="float" office:value="0.524013953835945" calcext:value-type="float">
            <text:p>0.524013953835945</text:p>
          </table:table-cell>
          <table:table-cell table:formula="of:=RAND()" office:value-type="float" office:value="0.960004213600012" calcext:value-type="float">
            <text:p>0.960004213600012</text:p>
          </table:table-cell>
          <table:table-cell table:formula="of:=[.A37]+[.B37]+RAND()/2" office:value-type="float" office:value="1.60409965178069" calcext:value-type="float">
            <text:p>1.60409965178069</text:p>
          </table:table-cell>
          <table:table-cell table:formula="of:=RANDBETWEEN(0; 1)" office:value-type="float" office:value="0" calcext:value-type="float">
            <text:p>0</text:p>
          </table:table-cell>
        </table:table-row>
        <table:table-row table:style-name="ro1">
          <table:table-cell table:formula="of:=RAND()" office:value-type="float" office:value="0.697460534806946" calcext:value-type="float">
            <text:p>0.697460534806946</text:p>
          </table:table-cell>
          <table:table-cell table:formula="of:=RAND()" office:value-type="float" office:value="0.479320890677788" calcext:value-type="float">
            <text:p>0.479320890677788</text:p>
          </table:table-cell>
          <table:table-cell table:formula="of:=[.A38]+[.B38]+RAND()/2" office:value-type="float" office:value="1.48013620448338" calcext:value-type="float">
            <text:p>1.48013620448338</text:p>
          </table:table-cell>
          <table:table-cell table:formula="of:=RANDBETWEEN(0; 1)" office:value-type="float" office:value="1" calcext:value-type="float">
            <text:p>1</text:p>
          </table:table-cell>
        </table:table-row>
        <table:table-row table:style-name="ro1">
          <table:table-cell table:formula="of:=RAND()" office:value-type="float" office:value="0.232250777003862" calcext:value-type="float">
            <text:p>0.232250777003862</text:p>
          </table:table-cell>
          <table:table-cell table:formula="of:=RAND()" office:value-type="float" office:value="0.383419218644419" calcext:value-type="float">
            <text:p>0.383419218644419</text:p>
          </table:table-cell>
          <table:table-cell table:formula="of:=[.A39]+[.B39]+RAND()/2" office:value-type="float" office:value="0.679161901262298" calcext:value-type="float">
            <text:p>0.679161901262298</text:p>
          </table:table-cell>
          <table:table-cell table:formula="of:=RANDBETWEEN(0; 1)" office:value-type="float" office:value="1" calcext:value-type="float">
            <text:p>1</text:p>
          </table:table-cell>
        </table:table-row>
        <table:table-row table:style-name="ro1">
          <table:table-cell table:formula="of:=RAND()" office:value-type="float" office:value="0.472345032194869" calcext:value-type="float">
            <text:p>0.472345032194869</text:p>
          </table:table-cell>
          <table:table-cell table:formula="of:=RAND()" office:value-type="float" office:value="0.948757496742967" calcext:value-type="float">
            <text:p>0.948757496742967</text:p>
          </table:table-cell>
          <table:table-cell table:formula="of:=[.A40]+[.B40]+RAND()/2" office:value-type="float" office:value="1.53996463595245" calcext:value-type="float">
            <text:p>1.53996463595245</text:p>
          </table:table-cell>
          <table:table-cell table:formula="of:=RANDBETWEEN(0; 1)" office:value-type="float" office:value="1" calcext:value-type="float">
            <text:p>1</text:p>
          </table:table-cell>
        </table:table-row>
        <table:table-row table:style-name="ro1">
          <table:table-cell table:formula="of:=RAND()" office:value-type="float" office:value="0.864392089467267" calcext:value-type="float">
            <text:p>0.864392089467267</text:p>
          </table:table-cell>
          <table:table-cell table:formula="of:=RAND()" office:value-type="float" office:value="0.429358424580912" calcext:value-type="float">
            <text:p>0.429358424580912</text:p>
          </table:table-cell>
          <table:table-cell table:formula="of:=[.A41]+[.B41]+RAND()/2" office:value-type="float" office:value="1.75875465013602" calcext:value-type="float">
            <text:p>1.75875465013602</text:p>
          </table:table-cell>
          <table:table-cell table:formula="of:=RANDBETWEEN(0; 1)" office:value-type="float" office:value="1" calcext:value-type="float">
            <text:p>1</text:p>
          </table:table-cell>
        </table:table-row>
        <table:table-row table:style-name="ro1">
          <table:table-cell table:formula="of:=RAND()" office:value-type="float" office:value="0.285073157112283" calcext:value-type="float">
            <text:p>0.285073157112283</text:p>
          </table:table-cell>
          <table:table-cell table:formula="of:=RAND()" office:value-type="float" office:value="0.704551401471096" calcext:value-type="float">
            <text:p>0.704551401471096</text:p>
          </table:table-cell>
          <table:table-cell table:formula="of:=[.A42]+[.B42]+RAND()/2" office:value-type="float" office:value="1.20938576009248" calcext:value-type="float">
            <text:p>1.20938576009248</text:p>
          </table:table-cell>
          <table:table-cell table:formula="of:=RANDBETWEEN(0; 1)" office:value-type="float" office:value="0" calcext:value-type="float">
            <text:p>0</text:p>
          </table:table-cell>
        </table:table-row>
        <table:table-row table:style-name="ro1">
          <table:table-cell table:formula="of:=RAND()" office:value-type="float" office:value="0.314764423475734" calcext:value-type="float">
            <text:p>0.314764423475734</text:p>
          </table:table-cell>
          <table:table-cell table:formula="of:=RAND()" office:value-type="float" office:value="0.280256193594268" calcext:value-type="float">
            <text:p>0.280256193594268</text:p>
          </table:table-cell>
          <table:table-cell table:formula="of:=[.A43]+[.B43]+RAND()/2" office:value-type="float" office:value="0.873197724924682" calcext:value-type="float">
            <text:p>0.873197724924682</text:p>
          </table:table-cell>
          <table:table-cell table:formula="of:=RANDBETWEEN(0; 1)" office:value-type="float" office:value="1" calcext:value-type="float">
            <text:p>1</text:p>
          </table:table-cell>
        </table:table-row>
        <table:table-row table:style-name="ro1">
          <table:table-cell table:formula="of:=RAND()" office:value-type="float" office:value="0.283396789684794" calcext:value-type="float">
            <text:p>0.283396789684794</text:p>
          </table:table-cell>
          <table:table-cell table:formula="of:=RAND()" office:value-type="float" office:value="0.167254197789201" calcext:value-type="float">
            <text:p>0.167254197789201</text:p>
          </table:table-cell>
          <table:table-cell table:formula="of:=[.A44]+[.B44]+RAND()/2" office:value-type="float" office:value="0.741181077756474" calcext:value-type="float">
            <text:p>0.741181077756474</text:p>
          </table:table-cell>
          <table:table-cell table:formula="of:=RANDBETWEEN(0; 1)" office:value-type="float" office:value="0" calcext:value-type="float">
            <text:p>0</text:p>
          </table:table-cell>
        </table:table-row>
        <table:table-row table:style-name="ro1">
          <table:table-cell table:formula="of:=RAND()" office:value-type="float" office:value="0.847316965277476" calcext:value-type="float">
            <text:p>0.847316965277476</text:p>
          </table:table-cell>
          <table:table-cell table:formula="of:=RAND()" office:value-type="float" office:value="0.353302923525006" calcext:value-type="float">
            <text:p>0.353302923525006</text:p>
          </table:table-cell>
          <table:table-cell table:formula="of:=[.A45]+[.B45]+RAND()/2" office:value-type="float" office:value="1.31617878292391" calcext:value-type="float">
            <text:p>1.31617878292391</text:p>
          </table:table-cell>
          <table:table-cell table:formula="of:=RANDBETWEEN(0; 1)" office:value-type="float" office:value="0" calcext:value-type="float">
            <text:p>0</text:p>
          </table:table-cell>
        </table:table-row>
        <table:table-row table:style-name="ro1">
          <table:table-cell table:formula="of:=RAND()" office:value-type="float" office:value="0.463455499251516" calcext:value-type="float">
            <text:p>0.463455499251516</text:p>
          </table:table-cell>
          <table:table-cell table:formula="of:=RAND()" office:value-type="float" office:value="0.309523395134999" calcext:value-type="float">
            <text:p>0.309523395134999</text:p>
          </table:table-cell>
          <table:table-cell table:formula="of:=[.A46]+[.B46]+RAND()/2" office:value-type="float" office:value="0.881332123216835" calcext:value-type="float">
            <text:p>0.881332123216835</text:p>
          </table:table-cell>
          <table:table-cell table:formula="of:=RANDBETWEEN(0; 1)" office:value-type="float" office:value="0" calcext:value-type="float">
            <text:p>0</text:p>
          </table:table-cell>
        </table:table-row>
        <table:table-row table:style-name="ro1">
          <table:table-cell table:formula="of:=RAND()" office:value-type="float" office:value="0.20559247963988" calcext:value-type="float">
            <text:p>0.20559247963988</text:p>
          </table:table-cell>
          <table:table-cell table:formula="of:=RAND()" office:value-type="float" office:value="0.367251456411402" calcext:value-type="float">
            <text:p>0.367251456411402</text:p>
          </table:table-cell>
          <table:table-cell table:formula="of:=[.A47]+[.B47]+RAND()/2" office:value-type="float" office:value="0.843604182321574" calcext:value-type="float">
            <text:p>0.843604182321574</text:p>
          </table:table-cell>
          <table:table-cell table:formula="of:=RANDBETWEEN(0; 1)" office:value-type="float" office:value="1" calcext:value-type="float">
            <text:p>1</text:p>
          </table:table-cell>
        </table:table-row>
        <table:table-row table:style-name="ro1">
          <table:table-cell table:formula="of:=RAND()" office:value-type="float" office:value="0.666914558202966" calcext:value-type="float">
            <text:p>0.666914558202966</text:p>
          </table:table-cell>
          <table:table-cell table:formula="of:=RAND()" office:value-type="float" office:value="0.876625971435161" calcext:value-type="float">
            <text:p>0.876625971435161</text:p>
          </table:table-cell>
          <table:table-cell table:formula="of:=[.A48]+[.B48]+RAND()/2" office:value-type="float" office:value="2.01297093713334" calcext:value-type="float">
            <text:p>2.01297093713334</text:p>
          </table:table-cell>
          <table:table-cell table:formula="of:=RANDBETWEEN(0; 1)" office:value-type="float" office:value="0" calcext:value-type="float">
            <text:p>0</text:p>
          </table:table-cell>
        </table:table-row>
        <table:table-row table:style-name="ro1">
          <table:table-cell table:formula="of:=RAND()" office:value-type="float" office:value="0.426234017043586" calcext:value-type="float">
            <text:p>0.426234017043586</text:p>
          </table:table-cell>
          <table:table-cell table:formula="of:=RAND()" office:value-type="float" office:value="0.830482102195241" calcext:value-type="float">
            <text:p>0.830482102195241</text:p>
          </table:table-cell>
          <table:table-cell table:formula="of:=[.A49]+[.B49]+RAND()/2" office:value-type="float" office:value="1.68913705097541" calcext:value-type="float">
            <text:p>1.68913705097541</text:p>
          </table:table-cell>
          <table:table-cell table:formula="of:=RANDBETWEEN(0; 1)" office:value-type="float" office:value="1" calcext:value-type="float">
            <text:p>1</text:p>
          </table:table-cell>
        </table:table-row>
        <table:table-row table:style-name="ro1">
          <table:table-cell table:formula="of:=RAND()" office:value-type="float" office:value="0.414692310925306" calcext:value-type="float">
            <text:p>0.414692310925306</text:p>
          </table:table-cell>
          <table:table-cell table:formula="of:=RAND()" office:value-type="float" office:value="0.204074040811561" calcext:value-type="float">
            <text:p>0.204074040811561</text:p>
          </table:table-cell>
          <table:table-cell table:formula="of:=[.A50]+[.B50]+RAND()/2" office:value-type="float" office:value="0.643533096743902" calcext:value-type="float">
            <text:p>0.643533096743902</text:p>
          </table:table-cell>
          <table:table-cell table:formula="of:=RANDBETWEEN(0; 1)" office:value-type="float" office:value="1" calcext:value-type="float">
            <text:p>1</text:p>
          </table:table-cell>
        </table:table-row>
        <table:table-row table:style-name="ro1">
          <table:table-cell table:formula="of:=RAND()" office:value-type="float" office:value="0.973665068682122" calcext:value-type="float">
            <text:p>0.973665068682122</text:p>
          </table:table-cell>
          <table:table-cell table:formula="of:=RAND()" office:value-type="float" office:value="0.326850115718429" calcext:value-type="float">
            <text:p>0.326850115718429</text:p>
          </table:table-cell>
          <table:table-cell table:formula="of:=[.A51]+[.B51]+RAND()/2" office:value-type="float" office:value="1.52478836730323" calcext:value-type="float">
            <text:p>1.52478836730323</text:p>
          </table:table-cell>
          <table:table-cell table:formula="of:=RANDBETWEEN(0; 1)" office:value-type="float" office:value="1" calcext:value-type="float">
            <text:p>1</text:p>
          </table:table-cell>
        </table:table-row>
        <table:table-row table:style-name="ro1">
          <table:table-cell table:formula="of:=RAND()" office:value-type="float" office:value="0.750181913918112" calcext:value-type="float">
            <text:p>0.750181913918112</text:p>
          </table:table-cell>
          <table:table-cell table:formula="of:=RAND()" office:value-type="float" office:value="0.0544612135218165" calcext:value-type="float">
            <text:p>0.0544612135218165</text:p>
          </table:table-cell>
          <table:table-cell table:formula="of:=[.A52]+[.B52]+RAND()/2" office:value-type="float" office:value="1.003161457884" calcext:value-type="float">
            <text:p>1.003161457884</text:p>
          </table:table-cell>
          <table:table-cell table:formula="of:=RANDBETWEEN(0; 1)" office:value-type="float" office:value="0" calcext:value-type="float">
            <text:p>0</text:p>
          </table:table-cell>
        </table:table-row>
        <table:table-row table:style-name="ro1">
          <table:table-cell table:formula="of:=RAND()" office:value-type="float" office:value="0.489610565774021" calcext:value-type="float">
            <text:p>0.489610565774021</text:p>
          </table:table-cell>
          <table:table-cell table:formula="of:=RAND()" office:value-type="float" office:value="0.145707370836083" calcext:value-type="float">
            <text:p>0.145707370836083</text:p>
          </table:table-cell>
          <table:table-cell table:formula="of:=[.A53]+[.B53]+RAND()/2" office:value-type="float" office:value="0.721890280702618" calcext:value-type="float">
            <text:p>0.721890280702618</text:p>
          </table:table-cell>
          <table:table-cell table:formula="of:=RANDBETWEEN(0; 1)" office:value-type="float" office:value="0" calcext:value-type="float">
            <text:p>0</text:p>
          </table:table-cell>
        </table:table-row>
        <table:table-row table:style-name="ro1">
          <table:table-cell table:formula="of:=RAND()" office:value-type="float" office:value="0.358417250433016" calcext:value-type="float">
            <text:p>0.358417250433016</text:p>
          </table:table-cell>
          <table:table-cell table:formula="of:=RAND()" office:value-type="float" office:value="0.214931689194921" calcext:value-type="float">
            <text:p>0.214931689194921</text:p>
          </table:table-cell>
          <table:table-cell table:formula="of:=[.A54]+[.B54]+RAND()/2" office:value-type="float" office:value="1.01661917824307" calcext:value-type="float">
            <text:p>1.01661917824307</text:p>
          </table:table-cell>
          <table:table-cell table:formula="of:=RANDBETWEEN(0; 1)" office:value-type="float" office:value="0" calcext:value-type="float">
            <text:p>0</text:p>
          </table:table-cell>
        </table:table-row>
        <table:table-row table:style-name="ro1">
          <table:table-cell table:formula="of:=RAND()" office:value-type="float" office:value="0.117868345319336" calcext:value-type="float">
            <text:p>0.117868345319336</text:p>
          </table:table-cell>
          <table:table-cell table:formula="of:=RAND()" office:value-type="float" office:value="0.488408628321376" calcext:value-type="float">
            <text:p>0.488408628321376</text:p>
          </table:table-cell>
          <table:table-cell table:formula="of:=[.A55]+[.B55]+RAND()/2" office:value-type="float" office:value="0.76080152952686" calcext:value-type="float">
            <text:p>0.76080152952686</text:p>
          </table:table-cell>
          <table:table-cell table:formula="of:=RANDBETWEEN(0; 1)" office:value-type="float" office:value="1" calcext:value-type="float">
            <text:p>1</text:p>
          </table:table-cell>
        </table:table-row>
        <table:table-row table:style-name="ro1">
          <table:table-cell table:formula="of:=RAND()" office:value-type="float" office:value="0.59898832176147" calcext:value-type="float">
            <text:p>0.59898832176147</text:p>
          </table:table-cell>
          <table:table-cell table:formula="of:=RAND()" office:value-type="float" office:value="0.760104997398301" calcext:value-type="float">
            <text:p>0.760104997398301</text:p>
          </table:table-cell>
          <table:table-cell table:formula="of:=[.A56]+[.B56]+RAND()/2" office:value-type="float" office:value="1.616511797848" calcext:value-type="float">
            <text:p>1.616511797848</text:p>
          </table:table-cell>
          <table:table-cell table:formula="of:=RANDBETWEEN(0; 1)" office:value-type="float" office:value="0" calcext:value-type="float">
            <text:p>0</text:p>
          </table:table-cell>
        </table:table-row>
        <table:table-row table:style-name="ro1">
          <table:table-cell table:formula="of:=RAND()" office:value-type="float" office:value="0.595500127249326" calcext:value-type="float">
            <text:p>0.595500127249326</text:p>
          </table:table-cell>
          <table:table-cell table:formula="of:=RAND()" office:value-type="float" office:value="0.592821423769599" calcext:value-type="float">
            <text:p>0.592821423769599</text:p>
          </table:table-cell>
          <table:table-cell table:formula="of:=[.A57]+[.B57]+RAND()/2" office:value-type="float" office:value="1.28358532693199" calcext:value-type="float">
            <text:p>1.28358532693199</text:p>
          </table:table-cell>
          <table:table-cell table:formula="of:=RANDBETWEEN(0; 1)" office:value-type="float" office:value="1" calcext:value-type="float">
            <text:p>1</text:p>
          </table:table-cell>
        </table:table-row>
        <table:table-row table:style-name="ro1">
          <table:table-cell table:formula="of:=RAND()" office:value-type="float" office:value="0.0203323175347991" calcext:value-type="float">
            <text:p>0.0203323175347991</text:p>
          </table:table-cell>
          <table:table-cell table:formula="of:=RAND()" office:value-type="float" office:value="0.151134817922134" calcext:value-type="float">
            <text:p>0.151134817922134</text:p>
          </table:table-cell>
          <table:table-cell table:formula="of:=[.A58]+[.B58]+RAND()/2" office:value-type="float" office:value="0.40120430246612" calcext:value-type="float">
            <text:p>0.40120430246612</text:p>
          </table:table-cell>
          <table:table-cell table:formula="of:=RANDBETWEEN(0; 1)" office:value-type="float" office:value="0" calcext:value-type="float">
            <text:p>0</text:p>
          </table:table-cell>
        </table:table-row>
        <table:table-row table:style-name="ro1">
          <table:table-cell table:formula="of:=RAND()" office:value-type="float" office:value="0.0724589161825553" calcext:value-type="float">
            <text:p>0.0724589161825553</text:p>
          </table:table-cell>
          <table:table-cell table:formula="of:=RAND()" office:value-type="float" office:value="0.925570969734953" calcext:value-type="float">
            <text:p>0.925570969734953</text:p>
          </table:table-cell>
          <table:table-cell table:formula="of:=[.A59]+[.B59]+RAND()/2" office:value-type="float" office:value="1.17871845379989" calcext:value-type="float">
            <text:p>1.17871845379989</text:p>
          </table:table-cell>
          <table:table-cell table:formula="of:=RANDBETWEEN(0; 1)" office:value-type="float" office:value="0" calcext:value-type="float">
            <text:p>0</text:p>
          </table:table-cell>
        </table:table-row>
        <table:table-row table:style-name="ro1">
          <table:table-cell table:formula="of:=RAND()" office:value-type="float" office:value="0.0532356751673591" calcext:value-type="float">
            <text:p>0.0532356751673591</text:p>
          </table:table-cell>
          <table:table-cell table:formula="of:=RAND()" office:value-type="float" office:value="0.214611056157033" calcext:value-type="float">
            <text:p>0.214611056157033</text:p>
          </table:table-cell>
          <table:table-cell table:formula="of:=[.A60]+[.B60]+RAND()/2" office:value-type="float" office:value="0.59201755626204" calcext:value-type="float">
            <text:p>0.59201755626204</text:p>
          </table:table-cell>
          <table:table-cell table:formula="of:=RANDBETWEEN(0; 1)" office:value-type="float" office:value="1" calcext:value-type="float">
            <text:p>1</text:p>
          </table:table-cell>
        </table:table-row>
        <table:table-row table:style-name="ro1">
          <table:table-cell table:formula="of:=RAND()" office:value-type="float" office:value="0.335784976451964" calcext:value-type="float">
            <text:p>0.335784976451964</text:p>
          </table:table-cell>
          <table:table-cell table:formula="of:=RAND()" office:value-type="float" office:value="0.702644595485427" calcext:value-type="float">
            <text:p>0.702644595485427</text:p>
          </table:table-cell>
          <table:table-cell table:formula="of:=[.A61]+[.B61]+RAND()/2" office:value-type="float" office:value="1.24506541383112" calcext:value-type="float">
            <text:p>1.24506541383112</text:p>
          </table:table-cell>
          <table:table-cell table:formula="of:=RANDBETWEEN(0; 1)" office:value-type="float" office:value="1" calcext:value-type="float">
            <text:p>1</text:p>
          </table:table-cell>
        </table:table-row>
        <table:table-row table:style-name="ro1">
          <table:table-cell table:formula="of:=RAND()" office:value-type="float" office:value="0.473485434110169" calcext:value-type="float">
            <text:p>0.473485434110169</text:p>
          </table:table-cell>
          <table:table-cell table:formula="of:=RAND()" office:value-type="float" office:value="0.743101273931836" calcext:value-type="float">
            <text:p>0.743101273931836</text:p>
          </table:table-cell>
          <table:table-cell table:formula="of:=[.A62]+[.B62]+RAND()/2" office:value-type="float" office:value="1.69895207942338" calcext:value-type="float">
            <text:p>1.69895207942338</text:p>
          </table:table-cell>
          <table:table-cell table:formula="of:=RANDBETWEEN(0; 1)" office:value-type="float" office:value="0" calcext:value-type="float">
            <text:p>0</text:p>
          </table:table-cell>
        </table:table-row>
        <table:table-row table:style-name="ro1">
          <table:table-cell table:formula="of:=RAND()" office:value-type="float" office:value="0.172443594049031" calcext:value-type="float">
            <text:p>0.172443594049031</text:p>
          </table:table-cell>
          <table:table-cell table:formula="of:=RAND()" office:value-type="float" office:value="0.83693134725735" calcext:value-type="float">
            <text:p>0.83693134725735</text:p>
          </table:table-cell>
          <table:table-cell table:formula="of:=[.A63]+[.B63]+RAND()/2" office:value-type="float" office:value="1.23608977376257" calcext:value-type="float">
            <text:p>1.23608977376257</text:p>
          </table:table-cell>
          <table:table-cell table:formula="of:=RANDBETWEEN(0; 1)" office:value-type="float" office:value="0" calcext:value-type="float">
            <text:p>0</text:p>
          </table:table-cell>
        </table:table-row>
        <table:table-row table:style-name="ro1">
          <table:table-cell table:formula="of:=RAND()" office:value-type="float" office:value="0.0390733220824109" calcext:value-type="float">
            <text:p>0.0390733220824109</text:p>
          </table:table-cell>
          <table:table-cell table:formula="of:=RAND()" office:value-type="float" office:value="0.551062070883319" calcext:value-type="float">
            <text:p>0.551062070883319</text:p>
          </table:table-cell>
          <table:table-cell table:formula="of:=[.A64]+[.B64]+RAND()/2" office:value-type="float" office:value="0.995943680878974" calcext:value-type="float">
            <text:p>0.995943680878974</text:p>
          </table:table-cell>
          <table:table-cell table:formula="of:=RANDBETWEEN(0; 1)" office:value-type="float" office:value="0" calcext:value-type="float">
            <text:p>0</text:p>
          </table:table-cell>
        </table:table-row>
        <table:table-row table:style-name="ro1">
          <table:table-cell table:formula="of:=RAND()" office:value-type="float" office:value="0.84483664909129" calcext:value-type="float">
            <text:p>0.84483664909129</text:p>
          </table:table-cell>
          <table:table-cell table:formula="of:=RAND()" office:value-type="float" office:value="0.625699834199797" calcext:value-type="float">
            <text:p>0.625699834199797</text:p>
          </table:table-cell>
          <table:table-cell table:formula="of:=[.A65]+[.B65]+RAND()/2" office:value-type="float" office:value="1.94916052281511" calcext:value-type="float">
            <text:p>1.94916052281511</text:p>
          </table:table-cell>
          <table:table-cell table:formula="of:=RANDBETWEEN(0; 1)" office:value-type="float" office:value="0" calcext:value-type="float">
            <text:p>0</text:p>
          </table:table-cell>
        </table:table-row>
        <table:table-row table:style-name="ro1">
          <table:table-cell table:formula="of:=RAND()" office:value-type="float" office:value="0.109967879526" calcext:value-type="float">
            <text:p>0.109967879526</text:p>
          </table:table-cell>
          <table:table-cell table:formula="of:=RAND()" office:value-type="float" office:value="0.0150787875776991" calcext:value-type="float">
            <text:p>0.0150787875776991</text:p>
          </table:table-cell>
          <table:table-cell table:formula="of:=[.A66]+[.B66]+RAND()/2" office:value-type="float" office:value="0.429139056597767" calcext:value-type="float">
            <text:p>0.429139056597767</text:p>
          </table:table-cell>
          <table:table-cell table:formula="of:=RANDBETWEEN(0; 1)" office:value-type="float" office:value="1" calcext:value-type="float">
            <text:p>1</text:p>
          </table:table-cell>
        </table:table-row>
        <table:table-row table:style-name="ro1">
          <table:table-cell table:formula="of:=RAND()" office:value-type="float" office:value="0.61295950106527" calcext:value-type="float">
            <text:p>0.61295950106527</text:p>
          </table:table-cell>
          <table:table-cell table:formula="of:=RAND()" office:value-type="float" office:value="0.0923587321433381" calcext:value-type="float">
            <text:p>0.0923587321433381</text:p>
          </table:table-cell>
          <table:table-cell table:formula="of:=[.A67]+[.B67]+RAND()/2" office:value-type="float" office:value="1.0242194671016" calcext:value-type="float">
            <text:p>1.0242194671016</text:p>
          </table:table-cell>
          <table:table-cell table:formula="of:=RANDBETWEEN(0; 1)" office:value-type="float" office:value="0" calcext:value-type="float">
            <text:p>0</text:p>
          </table:table-cell>
        </table:table-row>
        <table:table-row table:style-name="ro1">
          <table:table-cell table:formula="of:=RAND()" office:value-type="float" office:value="0.277127943292108" calcext:value-type="float">
            <text:p>0.277127943292108</text:p>
          </table:table-cell>
          <table:table-cell table:formula="of:=RAND()" office:value-type="float" office:value="0.580052545145123" calcext:value-type="float">
            <text:p>0.580052545145123</text:p>
          </table:table-cell>
          <table:table-cell table:formula="of:=[.A68]+[.B68]+RAND()/2" office:value-type="float" office:value="1.33716327869747" calcext:value-type="float">
            <text:p>1.33716327869747</text:p>
          </table:table-cell>
          <table:table-cell table:formula="of:=RANDBETWEEN(0; 1)" office:value-type="float" office:value="1" calcext:value-type="float">
            <text:p>1</text:p>
          </table:table-cell>
        </table:table-row>
        <table:table-row table:style-name="ro1">
          <table:table-cell table:formula="of:=RAND()" office:value-type="float" office:value="0.890932426588974" calcext:value-type="float">
            <text:p>0.890932426588974</text:p>
          </table:table-cell>
          <table:table-cell table:formula="of:=RAND()" office:value-type="float" office:value="0.293178894626565" calcext:value-type="float">
            <text:p>0.293178894626565</text:p>
          </table:table-cell>
          <table:table-cell table:formula="of:=[.A69]+[.B69]+RAND()/2" office:value-type="float" office:value="1.49416340875314" calcext:value-type="float">
            <text:p>1.49416340875314</text:p>
          </table:table-cell>
          <table:table-cell table:formula="of:=RANDBETWEEN(0; 1)" office:value-type="float" office:value="0" calcext:value-type="float">
            <text:p>0</text:p>
          </table:table-cell>
        </table:table-row>
        <table:table-row table:style-name="ro1">
          <table:table-cell table:formula="of:=RAND()" office:value-type="float" office:value="0.554531816850652" calcext:value-type="float">
            <text:p>0.554531816850652</text:p>
          </table:table-cell>
          <table:table-cell table:formula="of:=RAND()" office:value-type="float" office:value="0.185382474234896" calcext:value-type="float">
            <text:p>0.185382474234896</text:p>
          </table:table-cell>
          <table:table-cell table:formula="of:=[.A70]+[.B70]+RAND()/2" office:value-type="float" office:value="0.806557649828157" calcext:value-type="float">
            <text:p>0.806557649828157</text:p>
          </table:table-cell>
          <table:table-cell table:formula="of:=RANDBETWEEN(0; 1)" office:value-type="float" office:value="0" calcext:value-type="float">
            <text:p>0</text:p>
          </table:table-cell>
        </table:table-row>
        <table:table-row table:style-name="ro1">
          <table:table-cell table:formula="of:=RAND()" office:value-type="float" office:value="0.413697019775049" calcext:value-type="float">
            <text:p>0.413697019775049</text:p>
          </table:table-cell>
          <table:table-cell table:formula="of:=RAND()" office:value-type="float" office:value="0.0401146029735283" calcext:value-type="float">
            <text:p>0.0401146029735283</text:p>
          </table:table-cell>
          <table:table-cell table:formula="of:=[.A71]+[.B71]+RAND()/2" office:value-type="float" office:value="0.866717151651352" calcext:value-type="float">
            <text:p>0.866717151651352</text:p>
          </table:table-cell>
          <table:table-cell table:formula="of:=RANDBETWEEN(0; 1)" office:value-type="float" office:value="1" calcext:value-type="float">
            <text:p>1</text:p>
          </table:table-cell>
        </table:table-row>
        <table:table-row table:style-name="ro1">
          <table:table-cell table:formula="of:=RAND()" office:value-type="float" office:value="0.386930409433634" calcext:value-type="float">
            <text:p>0.386930409433634</text:p>
          </table:table-cell>
          <table:table-cell table:formula="of:=RAND()" office:value-type="float" office:value="0.271858849757201" calcext:value-type="float">
            <text:p>0.271858849757201</text:p>
          </table:table-cell>
          <table:table-cell table:formula="of:=[.A72]+[.B72]+RAND()/2" office:value-type="float" office:value="1.14122884785744" calcext:value-type="float">
            <text:p>1.14122884785744</text:p>
          </table:table-cell>
          <table:table-cell table:formula="of:=RANDBETWEEN(0; 1)" office:value-type="float" office:value="1" calcext:value-type="float">
            <text:p>1</text:p>
          </table:table-cell>
        </table:table-row>
        <table:table-row table:style-name="ro1">
          <table:table-cell table:formula="of:=RAND()" office:value-type="float" office:value="0.994054787976807" calcext:value-type="float">
            <text:p>0.994054787976807</text:p>
          </table:table-cell>
          <table:table-cell table:formula="of:=RAND()" office:value-type="float" office:value="0.499912677463522" calcext:value-type="float">
            <text:p>0.499912677463522</text:p>
          </table:table-cell>
          <table:table-cell table:formula="of:=[.A73]+[.B73]+RAND()/2" office:value-type="float" office:value="1.65554174104078" calcext:value-type="float">
            <text:p>1.65554174104078</text:p>
          </table:table-cell>
          <table:table-cell table:formula="of:=RANDBETWEEN(0; 1)" office:value-type="float" office:value="0" calcext:value-type="float">
            <text:p>0</text:p>
          </table:table-cell>
        </table:table-row>
        <table:table-row table:style-name="ro1">
          <table:table-cell table:formula="of:=RAND()" office:value-type="float" office:value="0.394542521867759" calcext:value-type="float">
            <text:p>0.394542521867759</text:p>
          </table:table-cell>
          <table:table-cell table:formula="of:=RAND()" office:value-type="float" office:value="0.749037942150065" calcext:value-type="float">
            <text:p>0.749037942150065</text:p>
          </table:table-cell>
          <table:table-cell table:formula="of:=[.A74]+[.B74]+RAND()/2" office:value-type="float" office:value="1.58485500986846" calcext:value-type="float">
            <text:p>1.58485500986846</text:p>
          </table:table-cell>
          <table:table-cell table:formula="of:=RANDBETWEEN(0; 1)" office:value-type="float" office:value="1" calcext:value-type="float">
            <text:p>1</text:p>
          </table:table-cell>
        </table:table-row>
        <table:table-row table:style-name="ro1">
          <table:table-cell table:formula="of:=RAND()" office:value-type="float" office:value="0.685592527585636" calcext:value-type="float">
            <text:p>0.685592527585636</text:p>
          </table:table-cell>
          <table:table-cell table:formula="of:=RAND()" office:value-type="float" office:value="0.525565554746135" calcext:value-type="float">
            <text:p>0.525565554746135</text:p>
          </table:table-cell>
          <table:table-cell table:formula="of:=[.A75]+[.B75]+RAND()/2" office:value-type="float" office:value="1.46948769930476" calcext:value-type="float">
            <text:p>1.46948769930476</text:p>
          </table:table-cell>
          <table:table-cell table:formula="of:=RANDBETWEEN(0; 1)" office:value-type="float" office:value="1" calcext:value-type="float">
            <text:p>1</text:p>
          </table:table-cell>
        </table:table-row>
        <table:table-row table:style-name="ro1">
          <table:table-cell table:formula="of:=RAND()" office:value-type="float" office:value="0.147165356497155" calcext:value-type="float">
            <text:p>0.147165356497155</text:p>
          </table:table-cell>
          <table:table-cell table:formula="of:=RAND()" office:value-type="float" office:value="0.595973642159894" calcext:value-type="float">
            <text:p>0.595973642159894</text:p>
          </table:table-cell>
          <table:table-cell table:formula="of:=[.A76]+[.B76]+RAND()/2" office:value-type="float" office:value="1.20441540793832" calcext:value-type="float">
            <text:p>1.20441540793832</text:p>
          </table:table-cell>
          <table:table-cell table:formula="of:=RANDBETWEEN(0; 1)" office:value-type="float" office:value="1" calcext:value-type="float">
            <text:p>1</text:p>
          </table:table-cell>
        </table:table-row>
        <table:table-row table:style-name="ro1">
          <table:table-cell table:formula="of:=RAND()" office:value-type="float" office:value="0.609054522408507" calcext:value-type="float">
            <text:p>0.609054522408507</text:p>
          </table:table-cell>
          <table:table-cell table:formula="of:=RAND()" office:value-type="float" office:value="0.0360188600376425" calcext:value-type="float">
            <text:p>0.0360188600376425</text:p>
          </table:table-cell>
          <table:table-cell table:formula="of:=[.A77]+[.B77]+RAND()/2" office:value-type="float" office:value="0.893173849452144" calcext:value-type="float">
            <text:p>0.893173849452144</text:p>
          </table:table-cell>
          <table:table-cell table:formula="of:=RANDBETWEEN(0; 1)" office:value-type="float" office:value="1" calcext:value-type="float">
            <text:p>1</text:p>
          </table:table-cell>
        </table:table-row>
        <table:table-row table:style-name="ro1">
          <table:table-cell table:formula="of:=RAND()" office:value-type="float" office:value="0.132535352757392" calcext:value-type="float">
            <text:p>0.132535352757392</text:p>
          </table:table-cell>
          <table:table-cell table:formula="of:=RAND()" office:value-type="float" office:value="0.632904175567486" calcext:value-type="float">
            <text:p>0.632904175567486</text:p>
          </table:table-cell>
          <table:table-cell table:formula="of:=[.A78]+[.B78]+RAND()/2" office:value-type="float" office:value="1.19080343270545" calcext:value-type="float">
            <text:p>1.19080343270545</text:p>
          </table:table-cell>
          <table:table-cell table:formula="of:=RANDBETWEEN(0; 1)" office:value-type="float" office:value="0" calcext:value-type="float">
            <text:p>0</text:p>
          </table:table-cell>
        </table:table-row>
        <table:table-row table:style-name="ro1">
          <table:table-cell table:formula="of:=RAND()" office:value-type="float" office:value="0.749905579625895" calcext:value-type="float">
            <text:p>0.749905579625895</text:p>
          </table:table-cell>
          <table:table-cell table:formula="of:=RAND()" office:value-type="float" office:value="0.99195318157089" calcext:value-type="float">
            <text:p>0.99195318157089</text:p>
          </table:table-cell>
          <table:table-cell table:formula="of:=[.A79]+[.B79]+RAND()/2" office:value-type="float" office:value="1.77216638438688" calcext:value-type="float">
            <text:p>1.77216638438688</text:p>
          </table:table-cell>
          <table:table-cell table:formula="of:=RANDBETWEEN(0; 1)" office:value-type="float" office:value="0" calcext:value-type="float">
            <text:p>0</text:p>
          </table:table-cell>
        </table:table-row>
        <table:table-row table:style-name="ro1">
          <table:table-cell table:formula="of:=RAND()" office:value-type="float" office:value="0.993018083207688" calcext:value-type="float">
            <text:p>0.993018083207688</text:p>
          </table:table-cell>
          <table:table-cell table:formula="of:=RAND()" office:value-type="float" office:value="0.694604393356624" calcext:value-type="float">
            <text:p>0.694604393356624</text:p>
          </table:table-cell>
          <table:table-cell table:formula="of:=[.A80]+[.B80]+RAND()/2" office:value-type="float" office:value="1.7825151807248" calcext:value-type="float">
            <text:p>1.7825151807248</text:p>
          </table:table-cell>
          <table:table-cell table:formula="of:=RANDBETWEEN(0; 1)" office:value-type="float" office:value="1" calcext:value-type="float">
            <text:p>1</text:p>
          </table:table-cell>
        </table:table-row>
        <table:table-row table:style-name="ro1">
          <table:table-cell table:formula="of:=RAND()" office:value-type="float" office:value="0.207546560425425" calcext:value-type="float">
            <text:p>0.207546560425425</text:p>
          </table:table-cell>
          <table:table-cell table:formula="of:=RAND()" office:value-type="float" office:value="0.19558104200072" calcext:value-type="float">
            <text:p>0.19558104200072</text:p>
          </table:table-cell>
          <table:table-cell table:formula="of:=[.A81]+[.B81]+RAND()/2" office:value-type="float" office:value="0.518512370503962" calcext:value-type="float">
            <text:p>0.518512370503962</text:p>
          </table:table-cell>
          <table:table-cell table:formula="of:=RANDBETWEEN(0; 1)" office:value-type="float" office:value="1" calcext:value-type="float">
            <text:p>1</text:p>
          </table:table-cell>
        </table:table-row>
        <table:table-row table:style-name="ro1">
          <table:table-cell table:formula="of:=RAND()" office:value-type="float" office:value="0.578120029588763" calcext:value-type="float">
            <text:p>0.578120029588763</text:p>
          </table:table-cell>
          <table:table-cell table:formula="of:=RAND()" office:value-type="float" office:value="0.229813492652631" calcext:value-type="float">
            <text:p>0.229813492652631</text:p>
          </table:table-cell>
          <table:table-cell table:formula="of:=[.A82]+[.B82]+RAND()/2" office:value-type="float" office:value="0.958500553415095" calcext:value-type="float">
            <text:p>0.958500553415095</text:p>
          </table:table-cell>
          <table:table-cell table:formula="of:=RANDBETWEEN(0; 1)" office:value-type="float" office:value="0" calcext:value-type="float">
            <text:p>0</text:p>
          </table:table-cell>
        </table:table-row>
        <table:table-row table:style-name="ro1">
          <table:table-cell table:formula="of:=RAND()" office:value-type="float" office:value="0.994677551316981" calcext:value-type="float">
            <text:p>0.994677551316981</text:p>
          </table:table-cell>
          <table:table-cell table:formula="of:=RAND()" office:value-type="float" office:value="0.0353911576125878" calcext:value-type="float">
            <text:p>0.0353911576125878</text:p>
          </table:table-cell>
          <table:table-cell table:formula="of:=[.A83]+[.B83]+RAND()/2" office:value-type="float" office:value="1.2474209524447" calcext:value-type="float">
            <text:p>1.2474209524447</text:p>
          </table:table-cell>
          <table:table-cell table:formula="of:=RANDBETWEEN(0; 1)" office:value-type="float" office:value="1" calcext:value-type="float">
            <text:p>1</text:p>
          </table:table-cell>
        </table:table-row>
        <table:table-row table:style-name="ro1">
          <table:table-cell table:formula="of:=RAND()" office:value-type="float" office:value="0.71838825198036" calcext:value-type="float">
            <text:p>0.71838825198036</text:p>
          </table:table-cell>
          <table:table-cell table:formula="of:=RAND()" office:value-type="float" office:value="0.696042846320514" calcext:value-type="float">
            <text:p>0.696042846320514</text:p>
          </table:table-cell>
          <table:table-cell table:formula="of:=[.A84]+[.B84]+RAND()/2" office:value-type="float" office:value="1.64076378175711" calcext:value-type="float">
            <text:p>1.64076378175711</text:p>
          </table:table-cell>
          <table:table-cell table:formula="of:=RANDBETWEEN(0; 1)" office:value-type="float" office:value="0" calcext:value-type="float">
            <text:p>0</text:p>
          </table:table-cell>
        </table:table-row>
        <table:table-row table:style-name="ro1">
          <table:table-cell table:formula="of:=RAND()" office:value-type="float" office:value="0.48545693200308" calcext:value-type="float">
            <text:p>0.48545693200308</text:p>
          </table:table-cell>
          <table:table-cell table:formula="of:=RAND()" office:value-type="float" office:value="0.394484138136447" calcext:value-type="float">
            <text:p>0.394484138136447</text:p>
          </table:table-cell>
          <table:table-cell table:formula="of:=[.A85]+[.B85]+RAND()/2" office:value-type="float" office:value="1.36865169038801" calcext:value-type="float">
            <text:p>1.36865169038801</text:p>
          </table:table-cell>
          <table:table-cell table:formula="of:=RANDBETWEEN(0; 1)" office:value-type="float" office:value="1" calcext:value-type="float">
            <text:p>1</text:p>
          </table:table-cell>
        </table:table-row>
        <table:table-row table:style-name="ro1">
          <table:table-cell table:formula="of:=RAND()" office:value-type="float" office:value="0.868354579931684" calcext:value-type="float">
            <text:p>0.868354579931684</text:p>
          </table:table-cell>
          <table:table-cell table:formula="of:=RAND()" office:value-type="float" office:value="0.766997820660573" calcext:value-type="float">
            <text:p>0.766997820660573</text:p>
          </table:table-cell>
          <table:table-cell table:formula="of:=[.A86]+[.B86]+RAND()/2" office:value-type="float" office:value="1.95109794512116" calcext:value-type="float">
            <text:p>1.95109794512116</text:p>
          </table:table-cell>
          <table:table-cell table:formula="of:=RANDBETWEEN(0; 1)" office:value-type="float" office:value="1" calcext:value-type="float">
            <text:p>1</text:p>
          </table:table-cell>
        </table:table-row>
        <table:table-row table:style-name="ro1">
          <table:table-cell table:formula="of:=RAND()" office:value-type="float" office:value="0.125675617823267" calcext:value-type="float">
            <text:p>0.125675617823267</text:p>
          </table:table-cell>
          <table:table-cell table:formula="of:=RAND()" office:value-type="float" office:value="0.0449386408671287" calcext:value-type="float">
            <text:p>0.0449386408671287</text:p>
          </table:table-cell>
          <table:table-cell table:formula="of:=[.A87]+[.B87]+RAND()/2" office:value-type="float" office:value="0.648181523869708" calcext:value-type="float">
            <text:p>0.648181523869708</text:p>
          </table:table-cell>
          <table:table-cell table:formula="of:=RANDBETWEEN(0; 1)" office:value-type="float" office:value="0" calcext:value-type="float">
            <text:p>0</text:p>
          </table:table-cell>
        </table:table-row>
        <table:table-row table:style-name="ro1">
          <table:table-cell table:formula="of:=RAND()" office:value-type="float" office:value="0.654989211636992" calcext:value-type="float">
            <text:p>0.654989211636992</text:p>
          </table:table-cell>
          <table:table-cell table:formula="of:=RAND()" office:value-type="float" office:value="0.787758206713006" calcext:value-type="float">
            <text:p>0.787758206713006</text:p>
          </table:table-cell>
          <table:table-cell table:formula="of:=[.A88]+[.B88]+RAND()/2" office:value-type="float" office:value="1.87136415319125" calcext:value-type="float">
            <text:p>1.87136415319125</text:p>
          </table:table-cell>
          <table:table-cell table:formula="of:=RANDBETWEEN(0; 1)" office:value-type="float" office:value="1" calcext:value-type="float">
            <text:p>1</text:p>
          </table:table-cell>
        </table:table-row>
        <table:table-row table:style-name="ro1">
          <table:table-cell table:formula="of:=RAND()" office:value-type="float" office:value="0.504635686246293" calcext:value-type="float">
            <text:p>0.504635686246293</text:p>
          </table:table-cell>
          <table:table-cell table:formula="of:=RAND()" office:value-type="float" office:value="0.103136921566105" calcext:value-type="float">
            <text:p>0.103136921566105</text:p>
          </table:table-cell>
          <table:table-cell table:formula="of:=[.A89]+[.B89]+RAND()/2" office:value-type="float" office:value="1.1010393216086" calcext:value-type="float">
            <text:p>1.1010393216086</text:p>
          </table:table-cell>
          <table:table-cell table:formula="of:=RANDBETWEEN(0; 1)" office:value-type="float" office:value="0" calcext:value-type="float">
            <text:p>0</text:p>
          </table:table-cell>
        </table:table-row>
        <table:table-row table:style-name="ro1">
          <table:table-cell table:formula="of:=RAND()" office:value-type="float" office:value="0.568889305373298" calcext:value-type="float">
            <text:p>0.568889305373298</text:p>
          </table:table-cell>
          <table:table-cell table:formula="of:=RAND()" office:value-type="float" office:value="0.681559327031866" calcext:value-type="float">
            <text:p>0.681559327031866</text:p>
          </table:table-cell>
          <table:table-cell table:formula="of:=[.A90]+[.B90]+RAND()/2" office:value-type="float" office:value="1.31577863596614" calcext:value-type="float">
            <text:p>1.31577863596614</text:p>
          </table:table-cell>
          <table:table-cell table:formula="of:=RANDBETWEEN(0; 1)" office:value-type="float" office:value="1" calcext:value-type="float">
            <text:p>1</text:p>
          </table:table-cell>
        </table:table-row>
        <table:table-row table:style-name="ro1">
          <table:table-cell table:formula="of:=RAND()" office:value-type="float" office:value="0.98391186367272" calcext:value-type="float">
            <text:p>0.98391186367272</text:p>
          </table:table-cell>
          <table:table-cell table:formula="of:=RAND()" office:value-type="float" office:value="0.679067198338012" calcext:value-type="float">
            <text:p>0.679067198338012</text:p>
          </table:table-cell>
          <table:table-cell table:formula="of:=[.A91]+[.B91]+RAND()/2" office:value-type="float" office:value="1.80114527355486" calcext:value-type="float">
            <text:p>1.80114527355486</text:p>
          </table:table-cell>
          <table:table-cell table:formula="of:=RANDBETWEEN(0; 1)" office:value-type="float" office:value="1" calcext:value-type="float">
            <text:p>1</text:p>
          </table:table-cell>
        </table:table-row>
        <table:table-row table:style-name="ro1">
          <table:table-cell table:formula="of:=RAND()" office:value-type="float" office:value="0.94083108993519" calcext:value-type="float">
            <text:p>0.94083108993519</text:p>
          </table:table-cell>
          <table:table-cell table:formula="of:=RAND()" office:value-type="float" office:value="0.578198861634539" calcext:value-type="float">
            <text:p>0.578198861634539</text:p>
          </table:table-cell>
          <table:table-cell table:formula="of:=[.A92]+[.B92]+RAND()/2" office:value-type="float" office:value="1.90632946131025" calcext:value-type="float">
            <text:p>1.90632946131025</text:p>
          </table:table-cell>
          <table:table-cell table:formula="of:=RANDBETWEEN(0; 1)" office:value-type="float" office:value="0" calcext:value-type="float">
            <text:p>0</text:p>
          </table:table-cell>
        </table:table-row>
        <table:table-row table:style-name="ro1">
          <table:table-cell table:formula="of:=RAND()" office:value-type="float" office:value="0.971450112731128" calcext:value-type="float">
            <text:p>0.971450112731128</text:p>
          </table:table-cell>
          <table:table-cell table:formula="of:=RAND()" office:value-type="float" office:value="0.352816464292084" calcext:value-type="float">
            <text:p>0.352816464292084</text:p>
          </table:table-cell>
          <table:table-cell table:formula="of:=[.A93]+[.B93]+RAND()/2" office:value-type="float" office:value="1.44515276803217" calcext:value-type="float">
            <text:p>1.44515276803217</text:p>
          </table:table-cell>
          <table:table-cell table:formula="of:=RANDBETWEEN(0; 1)" office:value-type="float" office:value="1" calcext:value-type="float">
            <text:p>1</text:p>
          </table:table-cell>
        </table:table-row>
        <table:table-row table:style-name="ro1">
          <table:table-cell table:formula="of:=RAND()" office:value-type="float" office:value="0.747208620857456" calcext:value-type="float">
            <text:p>0.747208620857456</text:p>
          </table:table-cell>
          <table:table-cell table:formula="of:=RAND()" office:value-type="float" office:value="0.578611169656747" calcext:value-type="float">
            <text:p>0.578611169656747</text:p>
          </table:table-cell>
          <table:table-cell table:formula="of:=[.A94]+[.B94]+RAND()/2" office:value-type="float" office:value="1.4757159142563" calcext:value-type="float">
            <text:p>1.4757159142563</text:p>
          </table:table-cell>
          <table:table-cell table:formula="of:=RANDBETWEEN(0; 1)" office:value-type="float" office:value="0" calcext:value-type="float">
            <text:p>0</text:p>
          </table:table-cell>
        </table:table-row>
        <table:table-row table:style-name="ro1">
          <table:table-cell table:formula="of:=RAND()" office:value-type="float" office:value="0.511001677242575" calcext:value-type="float">
            <text:p>0.511001677242575</text:p>
          </table:table-cell>
          <table:table-cell table:formula="of:=RAND()" office:value-type="float" office:value="0.683418851273873" calcext:value-type="float">
            <text:p>0.683418851273873</text:p>
          </table:table-cell>
          <table:table-cell table:formula="of:=[.A95]+[.B95]+RAND()/2" office:value-type="float" office:value="1.68394016881865" calcext:value-type="float">
            <text:p>1.68394016881865</text:p>
          </table:table-cell>
          <table:table-cell table:formula="of:=RANDBETWEEN(0; 1)" office:value-type="float" office:value="1" calcext:value-type="float">
            <text:p>1</text:p>
          </table:table-cell>
        </table:table-row>
        <table:table-row table:style-name="ro1">
          <table:table-cell table:formula="of:=RAND()" office:value-type="float" office:value="0.926579563865758" calcext:value-type="float">
            <text:p>0.926579563865758</text:p>
          </table:table-cell>
          <table:table-cell table:formula="of:=RAND()" office:value-type="float" office:value="0.861995346494285" calcext:value-type="float">
            <text:p>0.861995346494285</text:p>
          </table:table-cell>
          <table:table-cell table:formula="of:=[.A96]+[.B96]+RAND()/2" office:value-type="float" office:value="1.92186363918264" calcext:value-type="float">
            <text:p>1.92186363918264</text:p>
          </table:table-cell>
          <table:table-cell table:formula="of:=RANDBETWEEN(0; 1)" office:value-type="float" office:value="0" calcext:value-type="float">
            <text:p>0</text:p>
          </table:table-cell>
        </table:table-row>
        <table:table-row table:style-name="ro1">
          <table:table-cell table:formula="of:=RAND()" office:value-type="float" office:value="0.305986415266476" calcext:value-type="float">
            <text:p>0.305986415266476</text:p>
          </table:table-cell>
          <table:table-cell table:formula="of:=RAND()" office:value-type="float" office:value="0.0607323558908092" calcext:value-type="float">
            <text:p>0.0607323558908092</text:p>
          </table:table-cell>
          <table:table-cell table:formula="of:=[.A97]+[.B97]+RAND()/2" office:value-type="float" office:value="0.45169796023535" calcext:value-type="float">
            <text:p>0.45169796023535</text:p>
          </table:table-cell>
          <table:table-cell table:formula="of:=RANDBETWEEN(0; 1)" office:value-type="float" office:value="1" calcext:value-type="float">
            <text:p>1</text:p>
          </table:table-cell>
        </table:table-row>
        <table:table-row table:style-name="ro1">
          <table:table-cell table:formula="of:=RAND()" office:value-type="float" office:value="0.915463045173752" calcext:value-type="float">
            <text:p>0.915463045173752</text:p>
          </table:table-cell>
          <table:table-cell table:formula="of:=RAND()" office:value-type="float" office:value="0.996005781446077" calcext:value-type="float">
            <text:p>0.996005781446077</text:p>
          </table:table-cell>
          <table:table-cell table:formula="of:=[.A98]+[.B98]+RAND()/2" office:value-type="float" office:value="2.21421893417562" calcext:value-type="float">
            <text:p>2.21421893417562</text:p>
          </table:table-cell>
          <table:table-cell table:formula="of:=RANDBETWEEN(0; 1)" office:value-type="float" office:value="0" calcext:value-type="float">
            <text:p>0</text:p>
          </table:table-cell>
        </table:table-row>
        <table:table-row table:style-name="ro1">
          <table:table-cell table:formula="of:=RAND()" office:value-type="float" office:value="0.522887460134866" calcext:value-type="float">
            <text:p>0.522887460134866</text:p>
          </table:table-cell>
          <table:table-cell table:formula="of:=RAND()" office:value-type="float" office:value="0.75667396575201" calcext:value-type="float">
            <text:p>0.75667396575201</text:p>
          </table:table-cell>
          <table:table-cell table:formula="of:=[.A99]+[.B99]+RAND()/2" office:value-type="float" office:value="1.62673641014214" calcext:value-type="float">
            <text:p>1.62673641014214</text:p>
          </table:table-cell>
          <table:table-cell table:formula="of:=RANDBETWEEN(0; 1)" office:value-type="float" office:value="1" calcext:value-type="float">
            <text:p>1</text:p>
          </table:table-cell>
        </table:table-row>
        <table:table-row table:style-name="ro1">
          <table:table-cell table:formula="of:=RAND()" office:value-type="float" office:value="0.123118182731036" calcext:value-type="float">
            <text:p>0.123118182731036</text:p>
          </table:table-cell>
          <table:table-cell table:formula="of:=RAND()" office:value-type="float" office:value="0.0349265265737464" calcext:value-type="float">
            <text:p>0.0349265265737464</text:p>
          </table:table-cell>
          <table:table-cell table:formula="of:=[.A100]+[.B100]+RAND()/2" office:value-type="float" office:value="0.512013312009204" calcext:value-type="float">
            <text:p>0.512013312009204</text:p>
          </table:table-cell>
          <table:table-cell table:formula="of:=RANDBETWEEN(0; 1)" office:value-type="float" office:value="0" calcext:value-type="float">
            <text:p>0</text:p>
          </table:table-cell>
        </table:table-row>
        <table:table-row table:style-name="ro1">
          <table:table-cell table:formula="of:=RAND()" office:value-type="float" office:value="0.0868094292987059" calcext:value-type="float">
            <text:p>0.0868094292987059</text:p>
          </table:table-cell>
          <table:table-cell table:formula="of:=RAND()" office:value-type="float" office:value="0.186509211265327" calcext:value-type="float">
            <text:p>0.186509211265327</text:p>
          </table:table-cell>
          <table:table-cell table:formula="of:=[.A101]+[.B101]+RAND()/2" office:value-type="float" office:value="0.467131739197662" calcext:value-type="float">
            <text:p>0.467131739197662</text:p>
          </table:table-cell>
          <table:table-cell table:formula="of:=RANDBETWEEN(0; 1)" office:value-type="float" office:value="0" calcext:value-type="float">
            <text:p>0</text:p>
          </table:table-cell>
        </table:table-row>
        <table:table-row table:style-name="ro1">
          <table:table-cell table:formula="of:=RAND()" office:value-type="float" office:value="0.734805711984936" calcext:value-type="float">
            <text:p>0.734805711984936</text:p>
          </table:table-cell>
          <table:table-cell table:formula="of:=RAND()" office:value-type="float" office:value="0.997779308115089" calcext:value-type="float">
            <text:p>0.997779308115089</text:p>
          </table:table-cell>
          <table:table-cell table:formula="of:=[.A102]+[.B102]+RAND()/2" office:value-type="float" office:value="1.89995640518386" calcext:value-type="float">
            <text:p>1.89995640518386</text:p>
          </table:table-cell>
          <table:table-cell table:formula="of:=RANDBETWEEN(0; 1)" office:value-type="float" office:value="1" calcext:value-type="float">
            <text:p>1</text:p>
          </table:table-cell>
        </table:table-row>
        <table:table-row table:style-name="ro1">
          <table:table-cell table:formula="of:=RAND()" office:value-type="float" office:value="0.125469893348118" calcext:value-type="float">
            <text:p>0.125469893348118</text:p>
          </table:table-cell>
          <table:table-cell table:formula="of:=RAND()" office:value-type="float" office:value="0.208777524860263" calcext:value-type="float">
            <text:p>0.208777524860263</text:p>
          </table:table-cell>
          <table:table-cell table:formula="of:=[.A103]+[.B103]+RAND()/2" office:value-type="float" office:value="0.802528976803643" calcext:value-type="float">
            <text:p>0.802528976803643</text:p>
          </table:table-cell>
          <table:table-cell table:formula="of:=RANDBETWEEN(0; 1)" office:value-type="float" office:value="1" calcext:value-type="float">
            <text:p>1</text:p>
          </table:table-cell>
        </table:table-row>
        <table:table-row table:style-name="ro1">
          <table:table-cell table:formula="of:=RAND()" office:value-type="float" office:value="0.252029813895523" calcext:value-type="float">
            <text:p>0.252029813895523</text:p>
          </table:table-cell>
          <table:table-cell table:formula="of:=RAND()" office:value-type="float" office:value="0.0125443371378628" calcext:value-type="float">
            <text:p>0.0125443371378628</text:p>
          </table:table-cell>
          <table:table-cell table:formula="of:=[.A104]+[.B104]+RAND()/2" office:value-type="float" office:value="0.617865738384224" calcext:value-type="float">
            <text:p>0.617865738384224</text:p>
          </table:table-cell>
          <table:table-cell table:formula="of:=RANDBETWEEN(0; 1)" office:value-type="float" office:value="0" calcext:value-type="float">
            <text:p>0</text:p>
          </table:table-cell>
        </table:table-row>
        <table:table-row table:style-name="ro1">
          <table:table-cell table:formula="of:=RAND()" office:value-type="float" office:value="0.0984930810894624" calcext:value-type="float">
            <text:p>0.0984930810894624</text:p>
          </table:table-cell>
          <table:table-cell table:formula="of:=RAND()" office:value-type="float" office:value="0.362923609283024" calcext:value-type="float">
            <text:p>0.362923609283024</text:p>
          </table:table-cell>
          <table:table-cell table:formula="of:=[.A105]+[.B105]+RAND()/2" office:value-type="float" office:value="0.667841865998636" calcext:value-type="float">
            <text:p>0.667841865998636</text:p>
          </table:table-cell>
          <table:table-cell table:formula="of:=RANDBETWEEN(0; 1)" office:value-type="float" office:value="0" calcext:value-type="float">
            <text:p>0</text:p>
          </table:table-cell>
        </table:table-row>
        <table:table-row table:style-name="ro1">
          <table:table-cell table:formula="of:=RAND()" office:value-type="float" office:value="0.135048757044562" calcext:value-type="float">
            <text:p>0.135048757044562</text:p>
          </table:table-cell>
          <table:table-cell table:formula="of:=RAND()" office:value-type="float" office:value="0.246440015434948" calcext:value-type="float">
            <text:p>0.246440015434948</text:p>
          </table:table-cell>
          <table:table-cell table:formula="of:=[.A106]+[.B106]+RAND()/2" office:value-type="float" office:value="0.699558908014979" calcext:value-type="float">
            <text:p>0.699558908014979</text:p>
          </table:table-cell>
          <table:table-cell table:formula="of:=RANDBETWEEN(0; 1)" office:value-type="float" office:value="0" calcext:value-type="float">
            <text:p>0</text:p>
          </table:table-cell>
        </table:table-row>
        <table:table-row table:style-name="ro1">
          <table:table-cell table:formula="of:=RAND()" office:value-type="float" office:value="0.422218608161647" calcext:value-type="float">
            <text:p>0.422218608161647</text:p>
          </table:table-cell>
          <table:table-cell table:formula="of:=RAND()" office:value-type="float" office:value="0.129376836638807" calcext:value-type="float">
            <text:p>0.129376836638807</text:p>
          </table:table-cell>
          <table:table-cell table:formula="of:=[.A107]+[.B107]+RAND()/2" office:value-type="float" office:value="1.04631205089159" calcext:value-type="float">
            <text:p>1.04631205089159</text:p>
          </table:table-cell>
          <table:table-cell table:formula="of:=RANDBETWEEN(0; 1)" office:value-type="float" office:value="1" calcext:value-type="float">
            <text:p>1</text:p>
          </table:table-cell>
        </table:table-row>
        <table:table-row table:style-name="ro1">
          <table:table-cell table:formula="of:=RAND()" office:value-type="float" office:value="0.495767868813177" calcext:value-type="float">
            <text:p>0.495767868813177</text:p>
          </table:table-cell>
          <table:table-cell table:formula="of:=RAND()" office:value-type="float" office:value="0.888523261813968" calcext:value-type="float">
            <text:p>0.888523261813968</text:p>
          </table:table-cell>
          <table:table-cell table:formula="of:=[.A108]+[.B108]+RAND()/2" office:value-type="float" office:value="1.78368042517593" calcext:value-type="float">
            <text:p>1.78368042517593</text:p>
          </table:table-cell>
          <table:table-cell table:formula="of:=RANDBETWEEN(0; 1)" office:value-type="float" office:value="1" calcext:value-type="float">
            <text:p>1</text:p>
          </table:table-cell>
        </table:table-row>
        <table:table-row table:style-name="ro1">
          <table:table-cell table:formula="of:=RAND()" office:value-type="float" office:value="0.756723559942299" calcext:value-type="float">
            <text:p>0.756723559942299</text:p>
          </table:table-cell>
          <table:table-cell table:formula="of:=RAND()" office:value-type="float" office:value="0.92012885044381" calcext:value-type="float">
            <text:p>0.92012885044381</text:p>
          </table:table-cell>
          <table:table-cell table:formula="of:=[.A109]+[.B109]+RAND()/2" office:value-type="float" office:value="1.69922567012412" calcext:value-type="float">
            <text:p>1.69922567012412</text:p>
          </table:table-cell>
          <table:table-cell table:formula="of:=RANDBETWEEN(0; 1)" office:value-type="float" office:value="0" calcext:value-type="float">
            <text:p>0</text:p>
          </table:table-cell>
        </table:table-row>
        <table:table-row table:style-name="ro1">
          <table:table-cell table:formula="of:=RAND()" office:value-type="float" office:value="0.751209769401646" calcext:value-type="float">
            <text:p>0.751209769401646</text:p>
          </table:table-cell>
          <table:table-cell table:formula="of:=RAND()" office:value-type="float" office:value="0.39338049985425" calcext:value-type="float">
            <text:p>0.39338049985425</text:p>
          </table:table-cell>
          <table:table-cell table:formula="of:=[.A110]+[.B110]+RAND()/2" office:value-type="float" office:value="1.6137519475642" calcext:value-type="float">
            <text:p>1.6137519475642</text:p>
          </table:table-cell>
          <table:table-cell table:formula="of:=RANDBETWEEN(0; 1)" office:value-type="float" office:value="0" calcext:value-type="float">
            <text:p>0</text:p>
          </table:table-cell>
        </table:table-row>
        <table:table-row table:style-name="ro1">
          <table:table-cell table:formula="of:=RAND()" office:value-type="float" office:value="0.496701293152876" calcext:value-type="float">
            <text:p>0.496701293152876</text:p>
          </table:table-cell>
          <table:table-cell table:formula="of:=RAND()" office:value-type="float" office:value="0.801325005836544" calcext:value-type="float">
            <text:p>0.801325005836544</text:p>
          </table:table-cell>
          <table:table-cell table:formula="of:=[.A111]+[.B111]+RAND()/2" office:value-type="float" office:value="1.63522072893938" calcext:value-type="float">
            <text:p>1.63522072893938</text:p>
          </table:table-cell>
          <table:table-cell table:formula="of:=RANDBETWEEN(0; 1)" office:value-type="float" office:value="1" calcext:value-type="float">
            <text:p>1</text:p>
          </table:table-cell>
        </table:table-row>
        <table:table-row table:style-name="ro1">
          <table:table-cell table:formula="of:=RAND()" office:value-type="float" office:value="0.805114158611756" calcext:value-type="float">
            <text:p>0.805114158611756</text:p>
          </table:table-cell>
          <table:table-cell table:formula="of:=RAND()" office:value-type="float" office:value="0.728656349256816" calcext:value-type="float">
            <text:p>0.728656349256816</text:p>
          </table:table-cell>
          <table:table-cell table:formula="of:=[.A112]+[.B112]+RAND()/2" office:value-type="float" office:value="1.69959774595909" calcext:value-type="float">
            <text:p>1.69959774595909</text:p>
          </table:table-cell>
          <table:table-cell table:formula="of:=RANDBETWEEN(0; 1)" office:value-type="float" office:value="0" calcext:value-type="float">
            <text:p>0</text:p>
          </table:table-cell>
        </table:table-row>
        <table:table-row table:style-name="ro1">
          <table:table-cell table:formula="of:=RAND()" office:value-type="float" office:value="0.178763898911571" calcext:value-type="float">
            <text:p>0.178763898911571</text:p>
          </table:table-cell>
          <table:table-cell table:formula="of:=RAND()" office:value-type="float" office:value="0.69235435108172" calcext:value-type="float">
            <text:p>0.69235435108172</text:p>
          </table:table-cell>
          <table:table-cell table:formula="of:=[.A113]+[.B113]+RAND()/2" office:value-type="float" office:value="1.1172184254648" calcext:value-type="float">
            <text:p>1.1172184254648</text:p>
          </table:table-cell>
          <table:table-cell table:formula="of:=RANDBETWEEN(0; 1)" office:value-type="float" office:value="0" calcext:value-type="float">
            <text:p>0</text:p>
          </table:table-cell>
        </table:table-row>
        <table:table-row table:style-name="ro1">
          <table:table-cell table:formula="of:=RAND()" office:value-type="float" office:value="0.345694006280692" calcext:value-type="float">
            <text:p>0.345694006280692</text:p>
          </table:table-cell>
          <table:table-cell table:formula="of:=RAND()" office:value-type="float" office:value="0.252705458954641" calcext:value-type="float">
            <text:p>0.252705458954641</text:p>
          </table:table-cell>
          <table:table-cell table:formula="of:=[.A114]+[.B114]+RAND()/2" office:value-type="float" office:value="0.879860851647081" calcext:value-type="float">
            <text:p>0.879860851647081</text:p>
          </table:table-cell>
          <table:table-cell table:formula="of:=RANDBETWEEN(0; 1)" office:value-type="float" office:value="0" calcext:value-type="float">
            <text:p>0</text:p>
          </table:table-cell>
        </table:table-row>
        <table:table-row table:style-name="ro1">
          <table:table-cell table:formula="of:=RAND()" office:value-type="float" office:value="0.279477369656058" calcext:value-type="float">
            <text:p>0.279477369656058</text:p>
          </table:table-cell>
          <table:table-cell table:formula="of:=RAND()" office:value-type="float" office:value="0.995551282751668" calcext:value-type="float">
            <text:p>0.995551282751668</text:p>
          </table:table-cell>
          <table:table-cell table:formula="of:=[.A115]+[.B115]+RAND()/2" office:value-type="float" office:value="1.33885651423273" calcext:value-type="float">
            <text:p>1.33885651423273</text:p>
          </table:table-cell>
          <table:table-cell table:formula="of:=RANDBETWEEN(0; 1)" office:value-type="float" office:value="0" calcext:value-type="float">
            <text:p>0</text:p>
          </table:table-cell>
        </table:table-row>
        <table:table-row table:style-name="ro1">
          <table:table-cell table:formula="of:=RAND()" office:value-type="float" office:value="0.22096216597955" calcext:value-type="float">
            <text:p>0.22096216597955</text:p>
          </table:table-cell>
          <table:table-cell table:formula="of:=RAND()" office:value-type="float" office:value="0.104887895291579" calcext:value-type="float">
            <text:p>0.104887895291579</text:p>
          </table:table-cell>
          <table:table-cell table:formula="of:=[.A116]+[.B116]+RAND()/2" office:value-type="float" office:value="0.541530946223742" calcext:value-type="float">
            <text:p>0.541530946223742</text:p>
          </table:table-cell>
          <table:table-cell table:formula="of:=RANDBETWEEN(0; 1)" office:value-type="float" office:value="0" calcext:value-type="float">
            <text:p>0</text:p>
          </table:table-cell>
        </table:table-row>
        <table:table-row table:style-name="ro1">
          <table:table-cell table:formula="of:=RAND()" office:value-type="float" office:value="0.998569201004532" calcext:value-type="float">
            <text:p>0.998569201004532</text:p>
          </table:table-cell>
          <table:table-cell table:formula="of:=RAND()" office:value-type="float" office:value="0.580616052563734" calcext:value-type="float">
            <text:p>0.580616052563734</text:p>
          </table:table-cell>
          <table:table-cell table:formula="of:=[.A117]+[.B117]+RAND()/2" office:value-type="float" office:value="1.89631830160004" calcext:value-type="float">
            <text:p>1.89631830160004</text:p>
          </table:table-cell>
          <table:table-cell table:formula="of:=RANDBETWEEN(0; 1)" office:value-type="float" office:value="0" calcext:value-type="float">
            <text:p>0</text:p>
          </table:table-cell>
        </table:table-row>
        <table:table-row table:style-name="ro1">
          <table:table-cell table:formula="of:=RAND()" office:value-type="float" office:value="0.783770212263929" calcext:value-type="float">
            <text:p>0.783770212263929</text:p>
          </table:table-cell>
          <table:table-cell table:formula="of:=RAND()" office:value-type="float" office:value="0.204301515703248" calcext:value-type="float">
            <text:p>0.204301515703248</text:p>
          </table:table-cell>
          <table:table-cell table:formula="of:=[.A118]+[.B118]+RAND()/2" office:value-type="float" office:value="1.05137799856791" calcext:value-type="float">
            <text:p>1.05137799856791</text:p>
          </table:table-cell>
          <table:table-cell table:formula="of:=RANDBETWEEN(0; 1)" office:value-type="float" office:value="1" calcext:value-type="float">
            <text:p>1</text:p>
          </table:table-cell>
        </table:table-row>
        <table:table-row table:style-name="ro1">
          <table:table-cell table:formula="of:=RAND()" office:value-type="float" office:value="0.604206499154596" calcext:value-type="float">
            <text:p>0.604206499154596</text:p>
          </table:table-cell>
          <table:table-cell table:formula="of:=RAND()" office:value-type="float" office:value="0.942812144492085" calcext:value-type="float">
            <text:p>0.942812144492085</text:p>
          </table:table-cell>
          <table:table-cell table:formula="of:=[.A119]+[.B119]+RAND()/2" office:value-type="float" office:value="1.9000022689747" calcext:value-type="float">
            <text:p>1.9000022689747</text:p>
          </table:table-cell>
          <table:table-cell table:formula="of:=RANDBETWEEN(0; 1)" office:value-type="float" office:value="0" calcext:value-type="float">
            <text:p>0</text:p>
          </table:table-cell>
        </table:table-row>
        <table:table-row table:style-name="ro1">
          <table:table-cell table:formula="of:=RAND()" office:value-type="float" office:value="0.759601204743392" calcext:value-type="float">
            <text:p>0.759601204743392</text:p>
          </table:table-cell>
          <table:table-cell table:formula="of:=RAND()" office:value-type="float" office:value="0.428019122695714" calcext:value-type="float">
            <text:p>0.428019122695714</text:p>
          </table:table-cell>
          <table:table-cell table:formula="of:=[.A120]+[.B120]+RAND()/2" office:value-type="float" office:value="1.57119222191714" calcext:value-type="float">
            <text:p>1.57119222191714</text:p>
          </table:table-cell>
          <table:table-cell table:formula="of:=RANDBETWEEN(0; 1)" office:value-type="float" office:value="1" calcext:value-type="float">
            <text:p>1</text:p>
          </table:table-cell>
        </table:table-row>
        <table:table-row table:style-name="ro1">
          <table:table-cell table:formula="of:=RAND()" office:value-type="float" office:value="0.275839995857306" calcext:value-type="float">
            <text:p>0.275839995857306</text:p>
          </table:table-cell>
          <table:table-cell table:formula="of:=RAND()" office:value-type="float" office:value="0.0858133448681209" calcext:value-type="float">
            <text:p>0.0858133448681209</text:p>
          </table:table-cell>
          <table:table-cell table:formula="of:=[.A121]+[.B121]+RAND()/2" office:value-type="float" office:value="0.755898269782778" calcext:value-type="float">
            <text:p>0.755898269782778</text:p>
          </table:table-cell>
          <table:table-cell table:formula="of:=RANDBETWEEN(0; 1)" office:value-type="float" office:value="0" calcext:value-type="float">
            <text:p>0</text:p>
          </table:table-cell>
        </table:table-row>
        <table:table-row table:style-name="ro1">
          <table:table-cell table:formula="of:=RAND()" office:value-type="float" office:value="0.638980770727635" calcext:value-type="float">
            <text:p>0.638980770727635</text:p>
          </table:table-cell>
          <table:table-cell table:formula="of:=RAND()" office:value-type="float" office:value="0.0318866199584322" calcext:value-type="float">
            <text:p>0.0318866199584322</text:p>
          </table:table-cell>
          <table:table-cell table:formula="of:=[.A122]+[.B122]+RAND()/2" office:value-type="float" office:value="0.760100402394132" calcext:value-type="float">
            <text:p>0.760100402394132</text:p>
          </table:table-cell>
          <table:table-cell table:formula="of:=RANDBETWEEN(0; 1)" office:value-type="float" office:value="0" calcext:value-type="float">
            <text:p>0</text:p>
          </table:table-cell>
        </table:table-row>
        <table:table-row table:style-name="ro1">
          <table:table-cell table:formula="of:=RAND()" office:value-type="float" office:value="0.654463328628891" calcext:value-type="float">
            <text:p>0.654463328628891</text:p>
          </table:table-cell>
          <table:table-cell table:formula="of:=RAND()" office:value-type="float" office:value="0.393211305047519" calcext:value-type="float">
            <text:p>0.393211305047519</text:p>
          </table:table-cell>
          <table:table-cell table:formula="of:=[.A123]+[.B123]+RAND()/2" office:value-type="float" office:value="1.19816407432592" calcext:value-type="float">
            <text:p>1.19816407432592</text:p>
          </table:table-cell>
          <table:table-cell table:formula="of:=RANDBETWEEN(0; 1)" office:value-type="float" office:value="1" calcext:value-type="float">
            <text:p>1</text:p>
          </table:table-cell>
        </table:table-row>
        <table:table-row table:style-name="ro1">
          <table:table-cell table:formula="of:=RAND()" office:value-type="float" office:value="0.843353005174085" calcext:value-type="float">
            <text:p>0.843353005174085</text:p>
          </table:table-cell>
          <table:table-cell table:formula="of:=RAND()" office:value-type="float" office:value="0.199631695401676" calcext:value-type="float">
            <text:p>0.199631695401676</text:p>
          </table:table-cell>
          <table:table-cell table:formula="of:=[.A124]+[.B124]+RAND()/2" office:value-type="float" office:value="1.27379810942812" calcext:value-type="float">
            <text:p>1.27379810942812</text:p>
          </table:table-cell>
          <table:table-cell table:formula="of:=RANDBETWEEN(0; 1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5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2:11:32.290577389</meta:creation-date>
    <dc:date>2023-11-15T12:17:07.193871645</dc:date>
    <meta:editing-duration>PT5M35S</meta:editing-duration>
    <meta:editing-cycles>1</meta:editing-cycles>
    <meta:document-statistic meta:table-count="1" meta:cell-count="487" meta:object-count="0"/>
    <meta:generator>LibreOffice/7.5.7.1$MacOSX_AARCH64 LibreOffice_project/47eb0cf7efbacdee9b19ae25d6752381ede23126</meta:generator>
  </office:meta>
</office:document-meta>
</file>